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9cm"/>
    </style:style>
    <style:style style:name="co2" style:family="table-column">
      <style:table-column-properties fo:break-before="auto" style:column-width="2.955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5.911cm"/>
    </style:style>
    <style:style style:name="co6" style:family="table-column">
      <style:table-column-properties fo:break-before="auto" style:column-width="2.224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Einnahmen">
      <style:table-properties table:display="true" style:writing-mode="lr-tb"/>
    </style:style>
    <style:style style:name="ta2" style:family="table" style:master-page-name="PageStyle_5f_Ausgaben">
      <style:table-properties table:display="true" style:writing-mode="lr-tb"/>
    </style:style>
    <style:style style:name="ta3" style:family="table" style:master-page-name="PageStyle_5f_Ausgaben_20_Kuchendiagramm">
      <style:table-properties table:display="true" style:writing-mode="lr-tb"/>
    </style:style>
    <style:style style:name="ta4" style:family="table" style:master-page-name="PageStyle_5f_Entwicklung">
      <style:table-properties table:display="true" style:writing-mode="lr-tb"/>
    </style:style>
    <number:number-style style:name="N8004" number:language="de" number:country="DE">
      <number:number number:decimal-places="2" number:min-integer-digits="1" number:grouping="true"/>
    </number:number-style>
    <style:style style:name="ce1" style:family="table-cell" style:parent-style-name="Excel_20_Built-in_20_Normal">
      <style:table-cell-properties fo:background-color="#1e3a8a"/>
      <style:text-properties fo:color="#ffffff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8004"/>
    <style:style style:name="ce3" style:family="table-cell" style:parent-style-name="Excel_20_Built-in_20_Normal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innahme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1020" table:default-cell-style-name="Excel_20_Built-in_20_Normal"/>
        <table:table-row table:style-name="ro1">
          <table:table-cell table:style-name="ce1" office:value-type="string">
            <text:p>Kategorie</text:p>
          </table:table-cell>
          <table:table-cell table:style-name="ce1" office:value-type="string">
            <text:p>2023</text:p>
          </table:table-cell>
          <table:table-cell table:style-name="ce1" office:value-type="string">
            <text:p>2024</text:p>
          </table:table-cell>
          <table:table-cell table:style-name="ce1" office:value-type="string">
            <text:p>2025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Spende von Mitgliedern</text:p>
          </table:table-cell>
          <table:table-cell table:style-name="ce2" office:value-type="float" office:value="134808.58">
            <text:p>134.808,58</text:p>
          </table:table-cell>
          <table:table-cell table:style-name="ce2" office:value-type="float" office:value="143404.88">
            <text:p>143.404,88</text:p>
          </table:table-cell>
          <table:table-cell table:style-name="ce2" office:value-type="float" office:value="139829.89">
            <text:p>139.829,89</text:p>
          </table:table-cell>
          <table:table-cell table:number-columns-repeated="1020"/>
        </table:table-row>
        <table:table-row table:style-name="ro1">
          <table:table-cell office:value-type="string">
            <text:p>Kollekte Eigenbedarf</text:p>
          </table:table-cell>
          <table:table-cell table:style-name="ce2" office:value-type="float" office:value="9681.44">
            <text:p>9.681,44</text:p>
          </table:table-cell>
          <table:table-cell table:style-name="ce2" office:value-type="float" office:value="12041.66">
            <text:p>12.041,66</text:p>
          </table:table-cell>
          <table:table-cell table:style-name="ce2" office:value-type="float" office:value="12585.3">
            <text:p>12.585,30</text:p>
          </table:table-cell>
          <table:table-cell/>
          <table:table-cell>
            <draw:frame table:end-cell-address="Einnahmen.T33" table:end-x="0.148cm" table:end-y="0.138cm" draw:z-index="0" draw:style-name="gr1" draw:text-style-name="P1" svg:width="23.99cm" svg:height="14.65cm" svg:x="0.145cm" svg:y="0.302cm">
              <draw:object draw:notify-on-update-of-ranges="Einnahmen.B1:Einnahmen.D1 Einnahmen.A2:Einnahmen.A2 Einnahmen.B2:Einnahmen.D2 Einnahmen.A3:Einnahmen.A3 Einnahmen.B3:Einnahmen.D3 Einnahmen.A4:Einnahmen.A4 Einnahmen.B4:Einnahmen.D4 Einnahmen.A5:Einnahmen.A5 Einnahmen.B5:Einnahmen.D5 Einnahmen.A6:Einnahmen.A6 Einnahmen.B6:Einnahmen.D6 Einnahmen.A7:Einnahmen.A7 Einnahmen.B7:Einnahmen.D7 Einnahmen.A8:Einnahmen.A8 Einnahmen.B8:Einnahmen.D8 Einnahmen.A9:Einnahmen.A9 Einnahmen.B9:Einnahmen.D9 Einnahmen.A10:Einnahmen.A10 Einnahmen.B10:Einnahmen.D10 Einnahmen.A11:Einnahmen.A11 Einnahmen.B11:Einnahmen.D11 Einnahmen.A12:Einnahmen.A12 Einnahmen.B12:Einnahmen.D12 Einnahmen.A13:Einnahmen.A13 Einnahmen.B13:Einnahmen.D13 Einnahmen.A14:Einnahmen.A14 Einnahmen.B14:Einnahmen.D14 Einnahmen.A15:Einnahmen.A15 Einnahmen.B15:Einnahmen.D15 Einnahmen.A16:Einnahmen.A16 Einnahmen.B16:Einnahmen.D16 Einnahmen.A17:Einnahmen.A17 Einnahmen.B17:Einnahmen.D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string">
            <text:p>Freizeitbeträge Teilnehmer</text:p>
          </table:table-cell>
          <table:table-cell table:style-name="ce2" office:value-type="float" office:value="5440.5">
            <text:p>5.440,50</text:p>
          </table:table-cell>
          <table:table-cell table:style-name="ce2" office:value-type="float" office:value="780">
            <text:p>780,00</text:p>
          </table:table-cell>
          <table:table-cell table:style-name="ce2" office:value-type="float" office:value="10100">
            <text:p>10.100,00</text:p>
          </table:table-cell>
          <table:table-cell table:number-columns-repeated="1020"/>
        </table:table-row>
        <table:table-row table:style-name="ro1">
          <table:table-cell office:value-type="string">
            <text:p>Spende von Freunden</text:p>
          </table:table-cell>
          <table:table-cell table:style-name="ce2" office:value-type="float" office:value="2093.38">
            <text:p>2.093,38</text:p>
          </table:table-cell>
          <table:table-cell table:style-name="ce2" office:value-type="float" office:value="5590">
            <text:p>5.590,00</text:p>
          </table:table-cell>
          <table:table-cell table:style-name="ce2" office:value-type="float" office:value="6130">
            <text:p>6.130,00</text:p>
          </table:table-cell>
          <table:table-cell table:number-columns-repeated="1020"/>
        </table:table-row>
        <table:table-row table:style-name="ro1">
          <table:table-cell office:value-type="string">
            <text:p>Spende für Allianz-Mission</text:p>
          </table:table-cell>
          <table:table-cell table:style-name="ce2" office:value-type="float" office:value="2200">
            <text:p>2.200,00</text:p>
          </table:table-cell>
          <table:table-cell table:style-name="ce2" office:value-type="float" office:value="3720">
            <text:p>3.720,00</text:p>
          </table:table-cell>
          <table:table-cell table:style-name="ce2" office:value-type="float" office:value="3730">
            <text:p>3.730,00</text:p>
          </table:table-cell>
          <table:table-cell table:number-columns-repeated="1020"/>
        </table:table-row>
        <table:table-row table:style-name="ro1">
          <table:table-cell office:value-type="string">
            <text:p>Vermietung</text:p>
          </table:table-cell>
          <table:table-cell table:style-name="ce2" office:value-type="float" office:value="1785">
            <text:p>1.785,00</text:p>
          </table:table-cell>
          <table:table-cell table:style-name="ce2" office:value-type="float" office:value="2940">
            <text:p>2.940,00</text:p>
          </table:table-cell>
          <table:table-cell table:style-name="ce2" office:value-type="float" office:value="4292">
            <text:p>4.292,00</text:p>
          </table:table-cell>
          <table:table-cell table:number-columns-repeated="1020"/>
        </table:table-row>
        <table:table-row table:style-name="ro1">
          <table:table-cell office:value-type="string">
            <text:p>Kollekte zur Weiterleitung</text:p>
          </table:table-cell>
          <table:table-cell table:style-name="ce2" office:value-type="float" office:value="2576.62">
            <text:p>2.576,62</text:p>
          </table:table-cell>
          <table:table-cell table:style-name="ce2" office:value-type="float" office:value="1997.45">
            <text:p>1.997,45</text:p>
          </table:table-cell>
          <table:table-cell table:style-name="ce2" office:value-type="float" office:value="1113.15">
            <text:p>1.113,15</text:p>
          </table:table-cell>
          <table:table-cell table:number-columns-repeated="1020"/>
        </table:table-row>
        <table:table-row table:style-name="ro1">
          <table:table-cell office:value-type="string">
            <text:p>Sonstige Einnahmen</text:p>
          </table:table-cell>
          <table:table-cell table:style-name="ce2" office:value-type="float" office:value="3126.19">
            <text:p>3.126,19</text:p>
          </table:table-cell>
          <table:table-cell table:style-name="ce2" office:value-type="float" office:value="102">
            <text:p>102,00</text:p>
          </table:table-cell>
          <table:table-cell table:style-name="ce2" office:value-type="float" office:value="600">
            <text:p>600,00</text:p>
          </table:table-cell>
          <table:table-cell table:number-columns-repeated="1020"/>
        </table:table-row>
        <table:table-row table:style-name="ro1">
          <table:table-cell office:value-type="string">
            <text:p>Spende für Bund FeG</text:p>
          </table:table-cell>
          <table:table-cell table:style-name="ce2" office:value-type="float" office:value="120">
            <text:p>120,00</text:p>
          </table:table-cell>
          <table:table-cell table:style-name="ce2" office:value-type="float" office:value="1570">
            <text:p>1.570,00</text:p>
          </table:table-cell>
          <table:table-cell table:style-name="ce2" office:value-type="float" office:value="1350">
            <text:p>1.350,00</text:p>
          </table:table-cell>
          <table:table-cell table:number-columns-repeated="1020"/>
        </table:table-row>
        <table:table-row table:style-name="ro1">
          <table:table-cell office:value-type="string">
            <text:p>Verzicht auf Auslagenerstattung</text:p>
          </table:table-cell>
          <table:table-cell table:style-name="ce2" office:value-type="float" office:value="1254.33">
            <text:p>1.254,33</text:p>
          </table:table-cell>
          <table:table-cell table:style-name="ce2" office:value-type="float" office:value="809.21">
            <text:p>809,21</text:p>
          </table:table-cell>
          <table:table-cell table:style-name="ce2" office:value-type="float" office:value="363.23">
            <text:p>363,23</text:p>
          </table:table-cell>
          <table:table-cell table:number-columns-repeated="1020"/>
        </table:table-row>
        <table:table-row table:style-name="ro1">
          <table:table-cell office:value-type="string">
            <text:p>Sondersammlung eigene Zwecke</text:p>
          </table:table-cell>
          <table:table-cell table:style-name="ce2" office:value-type="float" office:value="135">
            <text:p>135,00</text:p>
          </table:table-cell>
          <table:table-cell table:style-name="ce2" office:value-type="float" office:value="1735.5">
            <text:p>1.735,50</text:p>
          </table:table-cell>
          <table:table-cell table:style-name="ce2" office:value-type="float" office:value="306.4">
            <text:p>306,40</text:p>
          </table:table-cell>
          <table:table-cell table:number-columns-repeated="1020"/>
        </table:table-row>
        <table:table-row table:style-name="ro1">
          <table:table-cell office:value-type="string">
            <text:p>Bewirtung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576.54">
            <text:p>576,54</text:p>
          </table:table-cell>
          <table:table-cell table:style-name="ce2" office:value-type="float" office:value="940.62">
            <text:p>940,62</text:p>
          </table:table-cell>
          <table:table-cell table:number-columns-repeated="1020"/>
        </table:table-row>
        <table:table-row table:style-name="ro1">
          <table:table-cell office:value-type="string">
            <text:p>Erstattung allgemein</text:p>
          </table:table-cell>
          <table:table-cell table:style-name="ce2" office:value-type="float" office:value="889.5">
            <text:p>889,5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Kollekten über Spendenportal</text:p>
          </table:table-cell>
          <table:table-cell table:number-columns-repeated="2" table:style-name="ce2" office:value-type="float" office:value="0">
            <text:p>0,00</text:p>
          </table:table-cell>
          <table:table-cell table:style-name="ce2" office:value-type="float" office:value="130">
            <text:p>130,00</text:p>
          </table:table-cell>
          <table:table-cell table:number-columns-repeated="1020"/>
        </table:table-row>
        <table:table-row table:style-name="ro1">
          <table:table-cell office:value-type="string">
            <text:p>Spende für Partnergemeinde</text:p>
          </table:table-cell>
          <table:table-cell table:style-name="ce2" office:value-type="float" office:value="90">
            <text:p>90,0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Haben-Zinsen</text:p>
          </table:table-cell>
          <table:table-cell table:style-name="ce2" office:value-type="float" office:value="0.33">
            <text:p>0,33</text:p>
          </table:table-cell>
          <table:table-cell table:style-name="ce2" office:value-type="float" office:value="1.34">
            <text:p>1,34</text:p>
          </table:table-cell>
          <table:table-cell table:style-name="ce2" office:value-type="float" office:value="5.32">
            <text:p>5,32</text:p>
          </table:table-cell>
          <table:table-cell table:number-columns-repeated="1020"/>
        </table:table-row>
        <table:table-row table:style-name="ro1">
          <table:table-cell office:value-type="string">
            <text:p>Gesamt</text:p>
          </table:table-cell>
          <table:table-cell table:style-name="ce2" office:value-type="float" office:value="164200.87">
            <text:p>164.200,87</text:p>
          </table:table-cell>
          <table:table-cell table:style-name="ce2" office:value-type="float" office:value="175268.58">
            <text:p>175.268,58</text:p>
          </table:table-cell>
          <table:table-cell table:style-name="ce2" office:value-type="float" office:value="181475.91">
            <text:p>181.475,91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sgaben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1020" table:default-cell-style-name="Excel_20_Built-in_20_Normal"/>
        <table:table-row table:style-name="ro1">
          <table:table-cell table:style-name="ce1" office:value-type="string">
            <text:p>Kategorie</text:p>
          </table:table-cell>
          <table:table-cell table:style-name="ce1" office:value-type="string">
            <text:p>2023</text:p>
          </table:table-cell>
          <table:table-cell table:style-name="ce1" office:value-type="string">
            <text:p>2024</text:p>
          </table:table-cell>
          <table:table-cell table:style-name="ce1" office:value-type="string">
            <text:p>2025</text:p>
          </table:table-cell>
          <table:table-cell table:style-name="ce1">
            <draw:frame table:end-cell-address="Ausgaben.V37" table:end-x="1.251cm" table:end-y="0.44cm" draw:z-index="0" draw:style-name="gr1" draw:text-style-name="P1" svg:width="30.282cm" svg:height="18.106cm" svg:x="0.096cm" svg:y="0.11cm">
              <draw:object draw:notify-on-update-of-ranges="Ausgaben.B1:Ausgaben.D1 Ausgaben.A2:Ausgaben.A2 Ausgaben.B2:Ausgaben.D2 Ausgaben.A3:Ausgaben.A3 Ausgaben.B3:Ausgaben.D3 Ausgaben.A4:Ausgaben.A4 Ausgaben.B4:Ausgaben.D4 Ausgaben.A5:Ausgaben.A5 Ausgaben.B5:Ausgaben.D5 Ausgaben.A6:Ausgaben.A6 Ausgaben.B6:Ausgaben.D6 Ausgaben.A7:Ausgaben.A7 Ausgaben.B7:Ausgaben.D7 Ausgaben.A8:Ausgaben.A8 Ausgaben.B8:Ausgaben.D8 Ausgaben.A9:Ausgaben.A9 Ausgaben.B9:Ausgaben.D9 Ausgaben.A10:Ausgaben.A10 Ausgaben.B10:Ausgaben.D10 Ausgaben.A11:Ausgaben.A11 Ausgaben.B11:Ausgaben.D11 Ausgaben.A12:Ausgaben.A12 Ausgaben.B12:Ausgaben.D12 Ausgaben.A13:Ausgaben.A13 Ausgaben.B13:Ausgaben.D13 Ausgaben.A14:Ausgaben.A14 Ausgaben.B14:Ausgaben.D14 Ausgaben.A15:Ausgaben.A15 Ausgaben.B15:Ausgaben.D15 Ausgaben.A16:Ausgaben.A16 Ausgaben.B16:Ausgaben.D16 Ausgaben.A17:Ausgaben.A17 Ausgaben.B17:Ausgaben.D17 Ausgaben.A18:Ausgaben.A18 Ausgaben.B18:Ausgaben.D18 Ausgaben.A19:Ausgaben.A19 Ausgaben.B19:Ausgaben.D19 Ausgaben.A20:Ausgaben.A20 Ausgaben.B20:Ausgaben.D20 Ausgaben.A21:Ausgaben.A21 Ausgaben.B21:Ausgaben.D21 Ausgaben.A22:Ausgaben.A22 Ausgaben.B22:Ausgaben.D22 Ausgaben.A23:Ausgaben.A23 Ausgaben.B23:Ausgaben.D23 Ausgaben.A24:Ausgaben.A24 Ausgaben.B24:Ausgaben.D24 Ausgaben.A25:Ausgaben.A25 Ausgaben.B25:Ausgaben.D25 Ausgaben.A26:Ausgaben.A26 Ausgaben.B26:Ausgaben.D26 Ausgaben.A27:Ausgaben.A27 Ausgaben.B27:Ausgaben.D27 Ausgaben.A28:Ausgaben.A28 Ausgaben.B28:Ausgaben.D28 Ausgaben.A29:Ausgaben.A29 Ausgaben.B29:Ausgaben.D29 Ausgaben.A30:Ausgaben.A30 Ausgaben.B30:Ausgaben.D30 Ausgaben.A31:Ausgaben.A31 Ausgaben.B31:Ausgaben.D31 Ausgaben.A32:Ausgaben.A32 Ausgaben.B32:Ausgaben.D3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1">
          <table:table-cell office:value-type="string">
            <text:p>Pastor</text:p>
          </table:table-cell>
          <table:table-cell table:style-name="ce2" office:value-type="float" office:value="61013.45">
            <text:p>61.013,45</text:p>
          </table:table-cell>
          <table:table-cell table:style-name="ce2" office:value-type="float" office:value="63591.79">
            <text:p>63.591,79</text:p>
          </table:table-cell>
          <table:table-cell table:style-name="ce2" office:value-type="float" office:value="66705.58">
            <text:p>66.705,58</text:p>
          </table:table-cell>
          <table:table-cell table:number-columns-repeated="1020"/>
        </table:table-row>
        <table:table-row table:style-name="ro1">
          <table:table-cell office:value-type="string">
            <text:p>Darlehensleistungen</text:p>
          </table:table-cell>
          <table:table-cell table:style-name="ce2" office:value-type="float" office:value="38200">
            <text:p>38.200,0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Zinsen für Darlehen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15513.49">
            <text:p>15.513,49</text:p>
          </table:table-cell>
          <table:table-cell table:style-name="ce2" office:value-type="float" office:value="14564.69">
            <text:p>14.564,69</text:p>
          </table:table-cell>
          <table:table-cell table:number-columns-repeated="1020"/>
        </table:table-row>
        <table:table-row table:style-name="ro1">
          <table:table-cell office:value-type="string">
            <text:p>Weiterleitung an Bund FeG</text:p>
          </table:table-cell>
          <table:table-cell table:style-name="ce2" office:value-type="float" office:value="8130.36">
            <text:p>8.130,36</text:p>
          </table:table-cell>
          <table:table-cell table:style-name="ce2" office:value-type="float" office:value="9004.95">
            <text:p>9.004,95</text:p>
          </table:table-cell>
          <table:table-cell table:style-name="ce2" office:value-type="float" office:value="9865.26">
            <text:p>9.865,26</text:p>
          </table:table-cell>
          <table:table-cell table:number-columns-repeated="1020"/>
        </table:table-row>
        <table:table-row table:style-name="ro1">
          <table:table-cell office:value-type="string">
            <text:p>Heizung</text:p>
          </table:table-cell>
          <table:table-cell table:style-name="ce2" office:value-type="float" office:value="7114.33">
            <text:p>7.114,33</text:p>
          </table:table-cell>
          <table:table-cell table:style-name="ce2" office:value-type="float" office:value="8084.86">
            <text:p>8.084,86</text:p>
          </table:table-cell>
          <table:table-cell table:style-name="ce2" office:value-type="float" office:value="6511.03">
            <text:p>6.511,03</text:p>
          </table:table-cell>
          <table:table-cell table:number-columns-repeated="1020"/>
        </table:table-row>
        <table:table-row table:style-name="ro1">
          <table:table-cell office:value-type="string">
            <text:p>Reinigung</text:p>
          </table:table-cell>
          <table:table-cell table:style-name="ce2" office:value-type="float" office:value="7491.78">
            <text:p>7.491,78</text:p>
          </table:table-cell>
          <table:table-cell table:style-name="ce2" office:value-type="float" office:value="7227.68">
            <text:p>7.227,68</text:p>
          </table:table-cell>
          <table:table-cell table:style-name="ce2" office:value-type="float" office:value="6777.95">
            <text:p>6.777,95</text:p>
          </table:table-cell>
          <table:table-cell table:number-columns-repeated="1020"/>
        </table:table-row>
        <table:table-row table:style-name="ro1">
          <table:table-cell office:value-type="string">
            <text:p>Weiterleitung Mission</text:p>
          </table:table-cell>
          <table:table-cell table:style-name="ce2" office:value-type="float" office:value="5543.81">
            <text:p>5.543,81</text:p>
          </table:table-cell>
          <table:table-cell table:style-name="ce2" office:value-type="float" office:value="4810">
            <text:p>4.810,00</text:p>
          </table:table-cell>
          <table:table-cell table:style-name="ce2" office:value-type="float" office:value="4240">
            <text:p>4.240,00</text:p>
          </table:table-cell>
          <table:table-cell table:number-columns-repeated="1020"/>
        </table:table-row>
        <table:table-row table:style-name="ro1">
          <table:table-cell office:value-type="string">
            <text:p>Weiterleitung Diakonie</text:p>
          </table:table-cell>
          <table:table-cell table:style-name="ce2" office:value-type="float" office:value="4052.58">
            <text:p>4.052,58</text:p>
          </table:table-cell>
          <table:table-cell table:style-name="ce2" office:value-type="float" office:value="4330">
            <text:p>4.330,00</text:p>
          </table:table-cell>
          <table:table-cell table:style-name="ce2" office:value-type="float" office:value="5350">
            <text:p>5.350,00</text:p>
          </table:table-cell>
          <table:table-cell table:number-columns-repeated="1020"/>
        </table:table-row>
        <table:table-row table:style-name="ro1">
          <table:table-cell office:value-type="string">
            <text:p>Reise/Fortbildung</text:p>
          </table:table-cell>
          <table:table-cell table:style-name="ce2" office:value-type="float" office:value="2400">
            <text:p>2.400,00</text:p>
          </table:table-cell>
          <table:table-cell table:style-name="ce2" office:value-type="float" office:value="1085.19">
            <text:p>1.085,19</text:p>
          </table:table-cell>
          <table:table-cell table:style-name="ce2" office:value-type="float" office:value="9639.66">
            <text:p>9.639,66</text:p>
          </table:table-cell>
          <table:table-cell table:number-columns-repeated="1020"/>
        </table:table-row>
        <table:table-row table:style-name="ro1">
          <table:table-cell office:value-type="string">
            <text:p>Investitionen/Anschaffungen</text:p>
          </table:table-cell>
          <table:table-cell table:style-name="ce2" office:value-type="float" office:value="4353.42">
            <text:p>4.353,42</text:p>
          </table:table-cell>
          <table:table-cell table:style-name="ce2" office:value-type="float" office:value="3199.28">
            <text:p>3.199,28</text:p>
          </table:table-cell>
          <table:table-cell table:style-name="ce2" office:value-type="float" office:value="5283.69">
            <text:p>5.283,69</text:p>
          </table:table-cell>
          <table:table-cell table:number-columns-repeated="1020"/>
        </table:table-row>
        <table:table-row table:style-name="ro1">
          <table:table-cell office:value-type="string">
            <text:p>Versicherungen</text:p>
          </table:table-cell>
          <table:table-cell table:style-name="ce2" office:value-type="float" office:value="2655.4">
            <text:p>2.655,40</text:p>
          </table:table-cell>
          <table:table-cell table:style-name="ce2" office:value-type="float" office:value="3033.36">
            <text:p>3.033,36</text:p>
          </table:table-cell>
          <table:table-cell table:style-name="ce2" office:value-type="float" office:value="3569.28">
            <text:p>3.569,28</text:p>
          </table:table-cell>
          <table:table-cell table:number-columns-repeated="1020"/>
        </table:table-row>
        <table:table-row table:style-name="ro1">
          <table:table-cell office:value-type="string">
            <text:p>Veranstaltungen</text:p>
          </table:table-cell>
          <table:table-cell table:style-name="ce2" office:value-type="float" office:value="3393.98">
            <text:p>3.393,98</text:p>
          </table:table-cell>
          <table:table-cell table:style-name="ce2" office:value-type="float" office:value="1518.2">
            <text:p>1.518,20</text:p>
          </table:table-cell>
          <table:table-cell table:style-name="ce2" office:value-type="float" office:value="2798.43">
            <text:p>2.798,43</text:p>
          </table:table-cell>
          <table:table-cell table:number-columns-repeated="1020"/>
        </table:table-row>
        <table:table-row table:style-name="ro1">
          <table:table-cell office:value-type="string">
            <text:p>Strom</text:p>
          </table:table-cell>
          <table:table-cell table:style-name="ce2" office:value-type="float" office:value="3753.37">
            <text:p>3.753,37</text:p>
          </table:table-cell>
          <table:table-cell table:style-name="ce2" office:value-type="float" office:value="1076.22">
            <text:p>1.076,22</text:p>
          </table:table-cell>
          <table:table-cell table:style-name="ce2" office:value-type="float" office:value="2561.49">
            <text:p>2.561,49</text:p>
          </table:table-cell>
          <table:table-cell table:number-columns-repeated="1020"/>
        </table:table-row>
        <table:table-row table:style-name="ro1">
          <table:table-cell office:value-type="string">
            <text:p>Sonstige Arbeitszweige</text:p>
          </table:table-cell>
          <table:table-cell table:style-name="ce2" office:value-type="float" office:value="4140.29">
            <text:p>4.140,29</text:p>
          </table:table-cell>
          <table:table-cell table:style-name="ce2" office:value-type="float" office:value="795.07">
            <text:p>795,07</text:p>
          </table:table-cell>
          <table:table-cell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Grundbesitzabgaben</text:p>
          </table:table-cell>
          <table:table-cell table:style-name="ce2" office:value-type="float" office:value="1507.57">
            <text:p>1.507,57</text:p>
          </table:table-cell>
          <table:table-cell table:style-name="ce2" office:value-type="float" office:value="1649.23">
            <text:p>1.649,23</text:p>
          </table:table-cell>
          <table:table-cell table:style-name="ce2" office:value-type="float" office:value="1607.75">
            <text:p>1.607,75</text:p>
          </table:table-cell>
          <table:table-cell table:number-columns-repeated="1020"/>
        </table:table-row>
        <table:table-row table:style-name="ro1">
          <table:table-cell office:value-type="string">
            <text:p>Weiterleitung an Rheinischer Kreis</text:p>
          </table:table-cell>
          <table:table-cell table:style-name="ce2" office:value-type="float" office:value="1579">
            <text:p>1.579,00</text:p>
          </table:table-cell>
          <table:table-cell table:style-name="ce2" office:value-type="float" office:value="1340">
            <text:p>1.340,00</text:p>
          </table:table-cell>
          <table:table-cell table:style-name="ce2" office:value-type="float" office:value="350">
            <text:p>350,00</text:p>
          </table:table-cell>
          <table:table-cell table:number-columns-repeated="1020"/>
        </table:table-row>
        <table:table-row table:style-name="ro1">
          <table:table-cell office:value-type="string">
            <text:p>Kontoführung/Verwaltung</text:p>
          </table:table-cell>
          <table:table-cell table:style-name="ce2" office:value-type="float" office:value="294.71">
            <text:p>294,71</text:p>
          </table:table-cell>
          <table:table-cell table:style-name="ce2" office:value-type="float" office:value="1071.82">
            <text:p>1.071,82</text:p>
          </table:table-cell>
          <table:table-cell table:style-name="ce2" office:value-type="float" office:value="1236.1">
            <text:p>1.236,10</text:p>
          </table:table-cell>
          <table:table-cell table:number-columns-repeated="1020"/>
        </table:table-row>
        <table:table-row table:style-name="ro1">
          <table:table-cell office:value-type="string">
            <text:p>Gastprediger</text:p>
          </table:table-cell>
          <table:table-cell table:style-name="ce2" office:value-type="float" office:value="271">
            <text:p>271,00</text:p>
          </table:table-cell>
          <table:table-cell table:style-name="ce2" office:value-type="float" office:value="752.2">
            <text:p>752,20</text:p>
          </table:table-cell>
          <table:table-cell table:style-name="ce2" office:value-type="float" office:value="902.7">
            <text:p>902,70</text:p>
          </table:table-cell>
          <table:table-cell table:number-columns-repeated="1020"/>
        </table:table-row>
        <table:table-row table:style-name="ro1">
          <table:table-cell office:value-type="string">
            <text:p>Werbung/Gemeindebrief</text:p>
          </table:table-cell>
          <table:table-cell table:style-name="ce2" office:value-type="float" office:value="273.6">
            <text:p>273,60</text:p>
          </table:table-cell>
          <table:table-cell table:style-name="ce2" office:value-type="float" office:value="632.98">
            <text:p>632,98</text:p>
          </table:table-cell>
          <table:table-cell table:style-name="ce2" office:value-type="float" office:value="896.36">
            <text:p>896,36</text:p>
          </table:table-cell>
          <table:table-cell table:number-columns-repeated="1020"/>
        </table:table-row>
        <table:table-row table:style-name="ro1">
          <table:table-cell office:value-type="string">
            <text:p>Bewirtung</text:p>
          </table:table-cell>
          <table:table-cell table:style-name="ce2" office:value-type="float" office:value="1682.96">
            <text:p>1.682,96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Reparaturen</text:p>
          </table:table-cell>
          <table:table-cell table:style-name="ce2" office:value-type="float" office:value="189.01">
            <text:p>189,01</text:p>
          </table:table-cell>
          <table:table-cell table:style-name="ce2" office:value-type="float" office:value="1098.5">
            <text:p>1.098,50</text:p>
          </table:table-cell>
          <table:table-cell table:style-name="ce2" office:value-type="float" office:value="291.82">
            <text:p>291,82</text:p>
          </table:table-cell>
          <table:table-cell table:number-columns-repeated="1020"/>
        </table:table-row>
        <table:table-row table:style-name="ro1">
          <table:table-cell office:value-type="string">
            <text:p>Telefon</text:p>
          </table:table-cell>
          <table:table-cell table:style-name="ce2" office:value-type="float" office:value="481.92">
            <text:p>481,92</text:p>
          </table:table-cell>
          <table:table-cell table:style-name="ce2" office:value-type="float" office:value="483.73">
            <text:p>483,73</text:p>
          </table:table-cell>
          <table:table-cell table:style-name="ce2" office:value-type="float" office:value="480.59">
            <text:p>480,59</text:p>
          </table:table-cell>
          <table:table-cell table:number-columns-repeated="1020"/>
        </table:table-row>
        <table:table-row table:style-name="ro1">
          <table:table-cell office:value-type="string">
            <text:p>Schulungen</text:p>
          </table:table-cell>
          <table:table-cell table:style-name="ce2" office:value-type="float" office:value="511.24">
            <text:p>511,24</text:p>
          </table:table-cell>
          <table:table-cell table:style-name="ce2" office:value-type="float" office:value="400">
            <text:p>400,00</text:p>
          </table:table-cell>
          <table:table-cell table:style-name="ce2" office:value-type="float" office:value="425">
            <text:p>425,00</text:p>
          </table:table-cell>
          <table:table-cell table:number-columns-repeated="1020"/>
        </table:table-row>
        <table:table-row table:style-name="ro1">
          <table:table-cell office:value-type="string">
            <text:p>Geschenke</text:p>
          </table:table-cell>
          <table:table-cell table:style-name="ce2" office:value-type="float" office:value="660.95">
            <text:p>660,95</text:p>
          </table:table-cell>
          <table:table-cell table:style-name="ce2" office:value-type="float" office:value="404.28">
            <text:p>404,28</text:p>
          </table:table-cell>
          <table:table-cell table:style-name="ce2" office:value-type="float" office:value="225.88">
            <text:p>225,88</text:p>
          </table:table-cell>
          <table:table-cell table:number-columns-repeated="1020"/>
        </table:table-row>
        <table:table-row table:style-name="ro1">
          <table:table-cell office:value-type="string">
            <text:p>Wasser</text:p>
          </table:table-cell>
          <table:table-cell table:style-name="ce2" office:value-type="float" office:value="212.78">
            <text:p>212,78</text:p>
          </table:table-cell>
          <table:table-cell table:style-name="ce2" office:value-type="float" office:value="295.42">
            <text:p>295,42</text:p>
          </table:table-cell>
          <table:table-cell table:style-name="ce2" office:value-type="float" office:value="379.58">
            <text:p>379,58</text:p>
          </table:table-cell>
          <table:table-cell table:number-columns-repeated="1020"/>
        </table:table-row>
        <table:table-row table:style-name="ro1">
          <table:table-cell office:value-type="string">
            <text:p>Weiterleitung an Partnergemeinde</text:p>
          </table:table-cell>
          <table:table-cell table:style-name="ce2" office:value-type="float" office:value="750">
            <text:p>750,0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Arbeit mit Kindern und Jugendlichen</text:p>
          </table:table-cell>
          <table:table-cell table:style-name="ce2" office:value-type="float" office:value="174.83">
            <text:p>174,83</text:p>
          </table:table-cell>
          <table:table-cell table:style-name="ce2" office:value-type="float" office:value="449.69">
            <text:p>449,69</text:p>
          </table:table-cell>
          <table:table-cell table:style-name="ce2" office:value-type="float" office:value="27.15">
            <text:p>27,15</text:p>
          </table:table-cell>
          <table:table-cell table:number-columns-repeated="1020"/>
        </table:table-row>
        <table:table-row table:style-name="ro1">
          <table:table-cell office:value-type="string">
            <text:p>Fahrtkosten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372.3">
            <text:p>372,30</text:p>
          </table:table-cell>
          <table:table-cell table:style-name="ce2" office:value-type="float" office:value="137.18">
            <text:p>137,18</text:p>
          </table:table-cell>
          <table:table-cell table:number-columns-repeated="1020"/>
        </table:table-row>
        <table:table-row table:style-name="ro1">
          <table:table-cell office:value-type="string">
            <text:p>Weiterleitung an Bibelschule</text:p>
          </table:table-cell>
          <table:table-cell table:style-name="ce2" office:value-type="float" office:value="357.6">
            <text:p>357,6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Sonderausgaben</text:p>
          </table:table-cell>
          <table:table-cell table:style-name="ce2" office:value-type="float" office:value="270">
            <text:p>270,0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Büro</text:p>
          </table:table-cell>
          <table:table-cell table:style-name="ce2" office:value-type="float" office:value="88.33">
            <text:p>88,33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114.76">
            <text:p>114,76</text:p>
          </table:table-cell>
          <table:table-cell table:number-columns-repeated="1020"/>
        </table:table-row>
        <table:table-row table:style-name="ro1">
          <table:table-cell office:value-type="string">
            <text:p>Gesamt</text:p>
          </table:table-cell>
          <table:table-cell table:style-name="ce2" office:value-type="float" office:value="161548.27">
            <text:p>161.548,27</text:p>
          </table:table-cell>
          <table:table-cell table:style-name="ce2" office:value-type="float" office:value="132220.24">
            <text:p>132.220,24</text:p>
          </table:table-cell>
          <table:table-cell table:style-name="ce2" office:value-type="float" office:value="144941.93">
            <text:p>144.941,93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sgaben Kuchendiagramm" table:style-name="ta3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3" table:number-columns-repeated="1021" table:default-cell-style-name="Excel_20_Built-in_20_Normal"/>
        <table:table-row table:style-name="ro1">
          <table:table-cell table:style-name="ce1" office:value-type="string">
            <text:p>Kategorie</text:p>
          </table:table-cell>
          <table:table-cell table:style-name="ce1" office:value-type="string">
            <text:p>Betrag</text:p>
          </table:table-cell>
          <table:table-cell table:style-name="ce1" office:value-type="string">
            <text:p>Anteil %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Pastor</text:p>
          </table:table-cell>
          <table:table-cell table:style-name="ce2" office:value-type="float" office:value="66705.58">
            <text:p>66.705,58</text:p>
          </table:table-cell>
          <table:table-cell table:style-name="ce3" office:value-type="float" office:value="46.0222794052763">
            <text:p>46,0</text:p>
            <draw:frame table:end-cell-address="'Ausgaben Kuchendiagramm'.Q42" table:end-x="1.482cm" table:end-y="0.385cm" draw:z-index="0" draw:style-name="gr1" draw:text-style-name="P1" svg:width="26.02cm" svg:height="20.026cm" svg:x="0.09cm" svg:y="0.111cm">
              <draw:object draw:notify-on-update-of-ranges="'Ausgaben Kuchendiagramm'.A2:'Ausgaben Kuchendiagramm'.A26 'Ausgaben Kuchendiagramm'.B2:'Ausgaben Kuchendiagramm'.B2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office:value-type="string">
            <text:p>Zinsen für Darlehen</text:p>
          </table:table-cell>
          <table:table-cell table:style-name="ce2" office:value-type="float" office:value="14564.69">
            <text:p>14.564,69</text:p>
          </table:table-cell>
          <table:table-cell table:style-name="ce3" office:value-type="float" office:value="10.0486380994099">
            <text:p>10,0</text:p>
          </table:table-cell>
          <table:table-cell table:number-columns-repeated="1021"/>
        </table:table-row>
        <table:table-row table:style-name="ro1">
          <table:table-cell office:value-type="string">
            <text:p>Weiterleitung an Bund FeG</text:p>
          </table:table-cell>
          <table:table-cell table:style-name="ce2" office:value-type="float" office:value="9865.26">
            <text:p>9.865,26</text:p>
          </table:table-cell>
          <table:table-cell table:style-name="ce3" office:value-type="float" office:value="6.80635341339804">
            <text:p>6,8</text:p>
          </table:table-cell>
          <table:table-cell table:number-columns-repeated="1021"/>
        </table:table-row>
        <table:table-row table:style-name="ro1">
          <table:table-cell office:value-type="string">
            <text:p>Reise/Fortbildung</text:p>
          </table:table-cell>
          <table:table-cell table:style-name="ce2" office:value-type="float" office:value="9639.66">
            <text:p>9.639,66</text:p>
          </table:table-cell>
          <table:table-cell table:style-name="ce3" office:value-type="float" office:value="6.65070487194423">
            <text:p>6,7</text:p>
          </table:table-cell>
          <table:table-cell table:number-columns-repeated="1021"/>
        </table:table-row>
        <table:table-row table:style-name="ro1">
          <table:table-cell office:value-type="string">
            <text:p>Reinigung</text:p>
          </table:table-cell>
          <table:table-cell table:style-name="ce2" office:value-type="float" office:value="6777.95">
            <text:p>6.777,95</text:p>
          </table:table-cell>
          <table:table-cell table:style-name="ce3" office:value-type="float" office:value="4.6763210618211">
            <text:p>4,7</text:p>
          </table:table-cell>
          <table:table-cell table:number-columns-repeated="1021"/>
        </table:table-row>
        <table:table-row table:style-name="ro1">
          <table:table-cell office:value-type="string">
            <text:p>Heizung</text:p>
          </table:table-cell>
          <table:table-cell table:style-name="ce2" office:value-type="float" office:value="6511.03">
            <text:p>6.511,03</text:p>
          </table:table-cell>
          <table:table-cell table:style-name="ce3" office:value-type="float" office:value="4.49216455169322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Weiterleitung Diakonie</text:p>
          </table:table-cell>
          <table:table-cell table:style-name="ce2" office:value-type="float" office:value="5350">
            <text:p>5.350,00</text:p>
          </table:table-cell>
          <table:table-cell table:style-name="ce3" office:value-type="float" office:value="3.69113340770335">
            <text:p>3,7</text:p>
          </table:table-cell>
          <table:table-cell table:number-columns-repeated="1021"/>
        </table:table-row>
        <table:table-row table:style-name="ro1">
          <table:table-cell office:value-type="string">
            <text:p>Investitionen/Anschaffungen</text:p>
          </table:table-cell>
          <table:table-cell table:style-name="ce2" office:value-type="float" office:value="5283.69">
            <text:p>5.283,69</text:p>
          </table:table-cell>
          <table:table-cell table:style-name="ce3" office:value-type="float" office:value="3.64538405139217">
            <text:p>3,6</text:p>
          </table:table-cell>
          <table:table-cell table:number-columns-repeated="1021"/>
        </table:table-row>
        <table:table-row table:style-name="ro1">
          <table:table-cell office:value-type="string">
            <text:p>Weiterleitung Mission</text:p>
          </table:table-cell>
          <table:table-cell table:style-name="ce2" office:value-type="float" office:value="4240">
            <text:p>4.240,00</text:p>
          </table:table-cell>
          <table:table-cell table:style-name="ce3" office:value-type="float" office:value="2.92530946703966">
            <text:p>2,9</text:p>
          </table:table-cell>
          <table:table-cell table:number-columns-repeated="1021"/>
        </table:table-row>
        <table:table-row table:style-name="ro1">
          <table:table-cell office:value-type="string">
            <text:p>Versicherungen</text:p>
          </table:table-cell>
          <table:table-cell table:style-name="ce2" office:value-type="float" office:value="3569.28">
            <text:p>3.569,28</text:p>
          </table:table-cell>
          <table:table-cell table:style-name="ce3" office:value-type="float" office:value="2.46255862606494">
            <text:p>2,5</text:p>
          </table:table-cell>
          <table:table-cell table:number-columns-repeated="1021"/>
        </table:table-row>
        <table:table-row table:style-name="ro1">
          <table:table-cell office:value-type="string">
            <text:p>Veranstaltungen</text:p>
          </table:table-cell>
          <table:table-cell table:style-name="ce2" office:value-type="float" office:value="2798.43">
            <text:p>2.798,43</text:p>
          </table:table-cell>
          <table:table-cell table:style-name="ce3" office:value-type="float" office:value="1.93072494619052">
            <text:p>1,9</text:p>
          </table:table-cell>
          <table:table-cell table:number-columns-repeated="1021"/>
        </table:table-row>
        <table:table-row table:style-name="ro1">
          <table:table-cell office:value-type="string">
            <text:p>Strom</text:p>
          </table:table-cell>
          <table:table-cell table:style-name="ce2" office:value-type="float" office:value="2561.49">
            <text:p>2.561,49</text:p>
          </table:table-cell>
          <table:table-cell table:style-name="ce3" office:value-type="float" office:value="1.76725258177534">
            <text:p>1,8</text:p>
          </table:table-cell>
          <table:table-cell table:number-columns-repeated="1021"/>
        </table:table-row>
        <table:table-row table:style-name="ro1">
          <table:table-cell office:value-type="string">
            <text:p>Grundbesitzabgaben</text:p>
          </table:table-cell>
          <table:table-cell table:style-name="ce2" office:value-type="float" office:value="1607.75">
            <text:p>1.607,75</text:p>
          </table:table-cell>
          <table:table-cell table:style-name="ce3" office:value-type="float" office:value="1.10923733387571">
            <text:p>1,1</text:p>
          </table:table-cell>
          <table:table-cell table:number-columns-repeated="1021"/>
        </table:table-row>
        <table:table-row table:style-name="ro1">
          <table:table-cell office:value-type="string">
            <text:p>Kontoführung/Verwaltung</text:p>
          </table:table-cell>
          <table:table-cell table:style-name="ce2" office:value-type="float" office:value="1236.1">
            <text:p>1.236,10</text:p>
          </table:table-cell>
          <table:table-cell table:style-name="ce3" office:value-type="float" office:value="0.852824300048992">
            <text:p>0,9</text:p>
          </table:table-cell>
          <table:table-cell table:number-columns-repeated="1021"/>
        </table:table-row>
        <table:table-row table:style-name="ro1">
          <table:table-cell office:value-type="string">
            <text:p>Gastprediger</text:p>
          </table:table-cell>
          <table:table-cell table:style-name="ce2" office:value-type="float" office:value="902.7">
            <text:p>902,70</text:p>
          </table:table-cell>
          <table:table-cell table:style-name="ce3" office:value-type="float" office:value="0.622801145258656">
            <text:p>0,6</text:p>
          </table:table-cell>
          <table:table-cell table:number-columns-repeated="1021"/>
        </table:table-row>
        <table:table-row table:style-name="ro1">
          <table:table-cell office:value-type="string">
            <text:p>Werbung/Gemeindebrief</text:p>
          </table:table-cell>
          <table:table-cell table:style-name="ce2" office:value-type="float" office:value="896.36">
            <text:p>896,36</text:p>
          </table:table-cell>
          <table:table-cell table:style-name="ce3" office:value-type="float" office:value="0.618426979687658">
            <text:p>0,6</text:p>
          </table:table-cell>
          <table:table-cell table:number-columns-repeated="1021"/>
        </table:table-row>
        <table:table-row table:style-name="ro1">
          <table:table-cell office:value-type="string">
            <text:p>Telefon</text:p>
          </table:table-cell>
          <table:table-cell table:style-name="ce2" office:value-type="float" office:value="480.59">
            <text:p>480,59</text:p>
          </table:table-cell>
          <table:table-cell table:style-name="ce3" office:value-type="float" office:value="0.331574169048253">
            <text:p>0,3</text:p>
          </table:table-cell>
          <table:table-cell table:number-columns-repeated="1021"/>
        </table:table-row>
        <table:table-row table:style-name="ro1">
          <table:table-cell office:value-type="string">
            <text:p>Schulungen</text:p>
          </table:table-cell>
          <table:table-cell table:style-name="ce2" office:value-type="float" office:value="425">
            <text:p>425,00</text:p>
          </table:table-cell>
          <table:table-cell table:style-name="ce3" office:value-type="float" office:value="0.293220878182042">
            <text:p>0,3</text:p>
          </table:table-cell>
          <table:table-cell table:number-columns-repeated="1021"/>
        </table:table-row>
        <table:table-row table:style-name="ro1">
          <table:table-cell office:value-type="string">
            <text:p>Wasser</text:p>
          </table:table-cell>
          <table:table-cell table:style-name="ce2" office:value-type="float" office:value="379.58">
            <text:p>379,58</text:p>
          </table:table-cell>
          <table:table-cell table:style-name="ce3" office:value-type="float" office:value="0.261884190447857">
            <text:p>0,3</text:p>
          </table:table-cell>
          <table:table-cell table:number-columns-repeated="1021"/>
        </table:table-row>
        <table:table-row table:style-name="ro1">
          <table:table-cell office:value-type="string">
            <text:p>Weiterleitung an Rheinischer Kreis</text:p>
          </table:table-cell>
          <table:table-cell table:style-name="ce2" office:value-type="float" office:value="350">
            <text:p>350,00</text:p>
          </table:table-cell>
          <table:table-cell table:style-name="ce3" office:value-type="float" office:value="0.241476017326387">
            <text:p>0,2</text:p>
          </table:table-cell>
          <table:table-cell table:number-columns-repeated="1021"/>
        </table:table-row>
        <table:table-row table:style-name="ro1">
          <table:table-cell office:value-type="string">
            <text:p>Reparaturen</text:p>
          </table:table-cell>
          <table:table-cell table:style-name="ce2" office:value-type="float" office:value="291.82">
            <text:p>291,82</text:p>
          </table:table-cell>
          <table:table-cell table:style-name="ce3" office:value-type="float" office:value="0.201335803931961">
            <text:p>0,2</text:p>
          </table:table-cell>
          <table:table-cell table:number-columns-repeated="1021"/>
        </table:table-row>
        <table:table-row table:style-name="ro1">
          <table:table-cell office:value-type="string">
            <text:p>Geschenke</text:p>
          </table:table-cell>
          <table:table-cell table:style-name="ce2" office:value-type="float" office:value="225.88">
            <text:p>225,88</text:p>
          </table:table-cell>
          <table:table-cell table:style-name="ce3" office:value-type="float" office:value="0.15584172226767">
            <text:p>0,2</text:p>
          </table:table-cell>
          <table:table-cell table:number-columns-repeated="1021"/>
        </table:table-row>
        <table:table-row table:style-name="ro1">
          <table:table-cell office:value-type="string">
            <text:p>Fahrtkosten</text:p>
          </table:table-cell>
          <table:table-cell table:style-name="ce2" office:value-type="float" office:value="137.18">
            <text:p>137,18</text:p>
          </table:table-cell>
          <table:table-cell table:style-name="ce3" office:value-type="float" office:value="0.0946448001623823">
            <text:p>0,1</text:p>
          </table:table-cell>
          <table:table-cell table:number-columns-repeated="1021"/>
        </table:table-row>
        <table:table-row table:style-name="ro1">
          <table:table-cell office:value-type="string">
            <text:p>Büro</text:p>
          </table:table-cell>
          <table:table-cell table:style-name="ce2" office:value-type="float" office:value="114.76">
            <text:p>114,76</text:p>
          </table:table-cell>
          <table:table-cell table:style-name="ce3" office:value-type="float" office:value="0.079176536423932">
            <text:p>0,1</text:p>
          </table:table-cell>
          <table:table-cell table:number-columns-repeated="1021"/>
        </table:table-row>
        <table:table-row table:style-name="ro1">
          <table:table-cell office:value-type="string">
            <text:p>Arbeit mit Kindern und Jugendlichen</text:p>
          </table:table-cell>
          <table:table-cell table:style-name="ce2" office:value-type="float" office:value="27.15">
            <text:p>27,15</text:p>
          </table:table-cell>
          <table:table-cell table:style-name="ce3" office:value-type="float" office:value="0.0187316396297469">
            <text:p>0,0</text:p>
          </table:table-cell>
          <table:table-cell table:number-columns-repeated="1021"/>
        </table:table-row>
        <table:table-row table:style-name="ro1">
          <table:table-cell office:value-type="string">
            <text:p>Gesamt:</text:p>
          </table:table-cell>
          <table:table-cell table:formula="of:=SUM([.B2:.B26])" office:value-type="float" office:value="144941.93">
            <text:p>144941,93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wicklung" table:style-name="ta4" table:print="false">
        <office:forms form:automatic-focus="false" form:apply-design-mode="false"/>
        <table:table-column table:style-name="co5" table:default-cell-style-name="Excel_20_Built-in_20_Normal"/>
        <table:table-column table:style-name="co6" table:number-columns-repeated="15" table:default-cell-style-name="Excel_20_Built-in_20_Normal"/>
        <table:table-column table:style-name="co3" table:number-columns-repeated="1008" table:default-cell-style-name="Excel_20_Built-in_20_Normal"/>
        <table:table-row table:style-name="ro1">
          <table:table-cell table:style-name="ce1" office:value-type="string">
            <text:p>Konto</text:p>
          </table:table-cell>
          <table:table-cell table:style-name="ce1" office:value-type="string">
            <text:p>2011</text:p>
          </table:table-cell>
          <table:table-cell table:style-name="ce1" office:value-type="string">
            <text:p>2012</text:p>
          </table:table-cell>
          <table:table-cell table:style-name="ce1" office:value-type="string">
            <text:p>2013</text:p>
          </table:table-cell>
          <table:table-cell table:style-name="ce1" office:value-type="string">
            <text:p>2014</text:p>
          </table:table-cell>
          <table:table-cell table:style-name="ce1" office:value-type="string">
            <text:p>2015</text:p>
          </table:table-cell>
          <table:table-cell table:style-name="ce1" office:value-type="string">
            <text:p>2016</text:p>
          </table:table-cell>
          <table:table-cell table:style-name="ce1" office:value-type="string">
            <text:p>2017</text:p>
          </table:table-cell>
          <table:table-cell table:style-name="ce1" office:value-type="string">
            <text:p>2018</text:p>
          </table:table-cell>
          <table:table-cell table:style-name="ce1" office:value-type="string">
            <text:p>2019</text:p>
          </table:table-cell>
          <table:table-cell table:style-name="ce1" office:value-type="string">
            <text:p>2020</text:p>
          </table:table-cell>
          <table:table-cell table:style-name="ce1" office:value-type="string">
            <text:p>2021</text:p>
          </table:table-cell>
          <table:table-cell table:style-name="ce1" office:value-type="string">
            <text:p>2022</text:p>
          </table:table-cell>
          <table:table-cell table:style-name="ce1" office:value-type="string">
            <text:p>2023</text:p>
          </table:table-cell>
          <table:table-cell table:style-name="ce1" office:value-type="string">
            <text:p>2024</text:p>
          </table:table-cell>
          <table:table-cell table:style-name="ce1" office:value-type="string">
            <text:p>2025</text:p>
          </table:table-cell>
          <table:table-cell table:style-name="ce1" table:number-columns-repeated="1008"/>
        </table:table-row>
        <table:table-row table:style-name="ro1">
          <table:table-cell office:value-type="string">
            <text:p>Girokonto SKB 001</text:p>
          </table:table-cell>
          <table:table-cell table:style-name="ce2" office:value-type="float" office:value="-807">
            <text:p>-807,00</text:p>
          </table:table-cell>
          <table:table-cell table:style-name="ce2" office:value-type="float" office:value="2248">
            <text:p>2.248,00</text:p>
          </table:table-cell>
          <table:table-cell table:style-name="ce2" office:value-type="float" office:value="3419">
            <text:p>3.419,00</text:p>
          </table:table-cell>
          <table:table-cell table:style-name="ce2" office:value-type="float" office:value="66">
            <text:p>66,00</text:p>
          </table:table-cell>
          <table:table-cell table:style-name="ce2" office:value-type="float" office:value="5874">
            <text:p>5.874,00</text:p>
          </table:table-cell>
          <table:table-cell table:style-name="ce2" office:value-type="float" office:value="13581">
            <text:p>13.581,00</text:p>
          </table:table-cell>
          <table:table-cell table:style-name="ce2" office:value-type="float" office:value="38642">
            <text:p>38.642,00</text:p>
          </table:table-cell>
          <table:table-cell table:style-name="ce2" office:value-type="float" office:value="12037">
            <text:p>12.037,00</text:p>
          </table:table-cell>
          <table:table-cell table:style-name="ce2" office:value-type="float" office:value="3151">
            <text:p>3.151,00</text:p>
          </table:table-cell>
          <table:table-cell table:style-name="ce2" office:value-type="float" office:value="5098">
            <text:p>5.098,00</text:p>
          </table:table-cell>
          <table:table-cell table:style-name="ce2" office:value-type="float" office:value="5307">
            <text:p>5.307,00</text:p>
          </table:table-cell>
          <table:table-cell table:style-name="ce2" office:value-type="float" office:value="9037">
            <text:p>9.037,00</text:p>
          </table:table-cell>
          <table:table-cell table:style-name="ce2" office:value-type="float" office:value="4609">
            <text:p>4.609,00</text:p>
          </table:table-cell>
          <table:table-cell table:style-name="ce2" office:value-type="float" office:value="11408">
            <text:p>11.408,00</text:p>
          </table:table-cell>
          <table:table-cell table:style-name="ce2" office:value-type="float" office:value="11504">
            <text:p>11.504,00</text:p>
          </table:table-cell>
          <table:table-cell table:number-columns-repeated="1008"/>
        </table:table-row>
        <table:table-row table:style-name="ro1">
          <table:table-cell office:value-type="string">
            <text:p>Sparkonto SKB 003</text:p>
          </table:table-cell>
          <table:table-cell table:number-columns-repeated="6" table:style-name="ce2" office:value-type="float" office:value="0">
            <text:p>0,00</text:p>
          </table:table-cell>
          <table:table-cell table:style-name="ce2" office:value-type="float" office:value="5900">
            <text:p>5.900,00</text:p>
          </table:table-cell>
          <table:table-cell table:style-name="ce2" office:value-type="float" office:value="8304">
            <text:p>8.304,00</text:p>
          </table:table-cell>
          <table:table-cell table:number-columns-repeated="4" table:style-name="ce2" office:value-type="float" office:value="705">
            <text:p>705,00</text:p>
          </table:table-cell>
          <table:table-cell table:style-name="ce2" office:value-type="float" office:value="706">
            <text:p>706,00</text:p>
          </table:table-cell>
          <table:table-cell table:style-name="ce2" office:value-type="float" office:value="5706">
            <text:p>5.706,00</text:p>
          </table:table-cell>
          <table:table-cell table:style-name="ce2" office:value-type="float" office:value="33210.05">
            <text:p>33.210,05</text:p>
          </table:table-cell>
          <table:table-cell table:number-columns-repeated="1008"/>
        </table:table-row>
        <table:table-row table:style-name="ro1">
          <table:table-cell office:value-type="string">
            <text:p>Freizeitkonto SKB 000</text:p>
          </table:table-cell>
          <table:table-cell table:number-columns-repeated="12" table:style-name="ce2" office:value-type="float" office:value="0">
            <text:p>0,00</text:p>
          </table:table-cell>
          <table:table-cell table:style-name="ce2" office:value-type="float" office:value="382">
            <text:p>382,00</text:p>
          </table:table-cell>
          <table:table-cell table:style-name="ce2" office:value-type="float" office:value="2463">
            <text:p>2.463,00</text:p>
          </table:table-cell>
          <table:table-cell table:style-name="ce2" office:value-type="float" office:value="1054.42">
            <text:p>1.054,42</text:p>
          </table:table-cell>
          <table:table-cell table:number-columns-repeated="1008"/>
        </table:table-row>
        <table:table-row table:style-name="ro1">
          <table:table-cell office:value-type="string">
            <text:p>Darlehenskonto SKB 004</text:p>
          </table:table-cell>
          <table:table-cell table:style-name="ce2" office:value-type="float" office:value="-900431">
            <text:p>-900.431,00</text:p>
          </table:table-cell>
          <table:table-cell table:style-name="ce2" office:value-type="float" office:value="-889943">
            <text:p>-889.943,00</text:p>
          </table:table-cell>
          <table:table-cell table:style-name="ce2" office:value-type="float" office:value="-870129">
            <text:p>-870.129,00</text:p>
          </table:table-cell>
          <table:table-cell table:style-name="ce2" office:value-type="float" office:value="-576948">
            <text:p>-576.948,00</text:p>
          </table:table-cell>
          <table:table-cell table:style-name="ce2" office:value-type="float" office:value="-562453">
            <text:p>-562.453,00</text:p>
          </table:table-cell>
          <table:table-cell table:style-name="ce2" office:value-type="float" office:value="-532339">
            <text:p>-532.339,00</text:p>
          </table:table-cell>
          <table:table-cell table:style-name="ce2" office:value-type="float" office:value="-515986">
            <text:p>-515.986,00</text:p>
          </table:table-cell>
          <table:table-cell table:style-name="ce2" office:value-type="float" office:value="-498953">
            <text:p>-498.953,00</text:p>
          </table:table-cell>
          <table:table-cell table:style-name="ce2" office:value-type="float" office:value="-481210">
            <text:p>-481.210,00</text:p>
          </table:table-cell>
          <table:table-cell table:style-name="ce2" office:value-type="float" office:value="-457724">
            <text:p>-457.724,00</text:p>
          </table:table-cell>
          <table:table-cell table:style-name="ce2" office:value-type="float" office:value="-438057">
            <text:p>-438.057,00</text:p>
          </table:table-cell>
          <table:table-cell table:style-name="ce2" office:value-type="float" office:value="-411764">
            <text:p>-411.764,00</text:p>
          </table:table-cell>
          <table:table-cell table:style-name="ce2" office:value-type="float" office:value="-389988">
            <text:p>-389.988,00</text:p>
          </table:table-cell>
          <table:table-cell table:style-name="ce2" office:value-type="float" office:value="-367051">
            <text:p>-367.051,00</text:p>
          </table:table-cell>
          <table:table-cell table:style-name="ce2" office:value-type="float" office:value="-343315.81">
            <text:p>-343.315,81</text:p>
          </table:table-cell>
          <table:table-cell table:number-columns-repeated="1008"/>
        </table:table-row>
        <table:table-row table:style-name="ro1">
          <table:table-cell office:value-type="string">
            <text:p>Privatdarlehen 006</text:p>
          </table:table-cell>
          <table:table-cell table:style-name="ce2" office:value-type="float" office:value="-212000">
            <text:p>-212.000,00</text:p>
          </table:table-cell>
          <table:table-cell table:style-name="ce2" office:value-type="float" office:value="-307000">
            <text:p>-307.000,00</text:p>
          </table:table-cell>
          <table:table-cell table:style-name="ce2" office:value-type="float" office:value="-340000">
            <text:p>-340.000,00</text:p>
          </table:table-cell>
          <table:table-cell table:style-name="ce2" office:value-type="float" office:value="-335000">
            <text:p>-335.000,00</text:p>
          </table:table-cell>
          <table:table-cell table:style-name="ce2" office:value-type="float" office:value="-330000">
            <text:p>-330.000,00</text:p>
          </table:table-cell>
          <table:table-cell table:number-columns-repeated="2" table:style-name="ce2" office:value-type="float" office:value="-320000">
            <text:p>-320.000,00</text:p>
          </table:table-cell>
          <table:table-cell table:number-columns-repeated="2" table:style-name="ce2" office:value-type="float" office:value="-288000">
            <text:p>-288.000,00</text:p>
          </table:table-cell>
          <table:table-cell table:style-name="ce2" office:value-type="float" office:value="-258000">
            <text:p>-258.000,00</text:p>
          </table:table-cell>
          <table:table-cell table:style-name="ce2" office:value-type="float" office:value="-208000">
            <text:p>-208.000,00</text:p>
          </table:table-cell>
          <table:table-cell table:number-columns-repeated="4" table:style-name="ce2" office:value-type="float" office:value="-169000">
            <text:p>-169.000,0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Entwicklung.Q42" table:end-x="0.006cm" table:end-y="0.33cm" draw:z-index="0" draw:style-name="gr1" draw:text-style-name="P1" svg:width="39.023cm" svg:height="16.734cm" svg:x="0.111cm" svg:y="0.385cm">
              <draw:object draw:notify-on-update-of-ranges="Entwicklung.B1:Entwicklung.P1 Entwicklung.A2:Entwicklung.A2 Entwicklung.B2:Entwicklung.P2 Entwicklung.A3:Entwicklung.A3 Entwicklung.B3:Entwicklung.P3 Entwicklung.A4:Entwicklung.A4 Entwicklung.B4:Entwicklung.P4 Entwicklung.A5:Entwicklung.A5 Entwicklung.B5:Entwicklung.P5 Entwicklung.A6:Entwicklung.A6 Entwicklung.B6:Entwicklung.P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8">
      <number:number number:decimal-places="1"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5">15.01.2026</text:date>, <text:time>16:00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Einnahmen" style:display-name="PageStyle_Einnahm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sgaben" style:display-name="PageStyle_Ausgab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sgaben_20_Kuchendiagramm" style:display-name="PageStyle_Ausgaben Kuchendiagra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twicklung" style:display-name="PageStyle_Entwicklu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15T16:00:50.70</dc:date>
    <dc:creator>Achim Mertens</dc:creator>
    <meta:generator>OpenOffice/4.1.16$Win32 OpenOffice.org_project/4116m3$Build-9816</meta:generator>
    <meta:editing-duration>PT25M33S</meta:editing-duration>
    <meta:editing-cycles>6</meta:editing-cycles>
    <meta:document-statistic meta:table-count="4" meta:cell-count="3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number:number-style style:name="N8004" number:language="de" number:country="DE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4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8004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8004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8004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8004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8004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8004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8004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8004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8004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8004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8004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991cm" svg:height="14.651cm" xlink:href=".." xlink:type="simple" chart:class="chart:bar" chart:style-name="ch1">
        <chart:legend chart:legend-position="end" svg:x="18.182cm" svg:y="3.083cm" style:legend-expansion="high" chart:style-name="ch2"/>
        <chart:plot-area chart:style-name="ch3" table:cell-range-address="Einnahmen.B1:Einnahmen.D17 Einnahmen.A2:Einnahmen.A17" chart:data-source-has-labels="both" svg:x="0.929cm" svg:y="1.307cm" svg:width="16.295cm" svg:height="12.631cm">
          <chartooo:coordinate-region svg:x="2.873cm" svg:y="1.52cm" svg:width="14.351cm" svg:height="11.745cm"/>
          <chart:axis chart:dimension="x" chart:name="primary-x" chart:style-name="ch4" chartooo:axis-type="auto">
            <chartooo:date-scale/>
            <chart:categories table:cell-range-address="Einnahmen.B1:Einnahmen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innahmen.B2:Einnahmen.D2" chart:label-cell-address="Einnahmen.A2:Einnahmen.A2" chart:class="chart:bar">
            <chart:data-point chart:repeated="3"/>
          </chart:series>
          <chart:series chart:style-name="ch8" chart:values-cell-range-address="Einnahmen.B3:Einnahmen.D3" chart:label-cell-address="Einnahmen.A3:Einnahmen.A3" chart:class="chart:bar">
            <chart:data-point chart:repeated="3"/>
          </chart:series>
          <chart:series chart:style-name="ch9" chart:values-cell-range-address="Einnahmen.B4:Einnahmen.D4" chart:label-cell-address="Einnahmen.A4:Einnahmen.A4" chart:class="chart:bar">
            <chart:data-point chart:repeated="3"/>
          </chart:series>
          <chart:series chart:style-name="ch10" chart:values-cell-range-address="Einnahmen.B5:Einnahmen.D5" chart:label-cell-address="Einnahmen.A5:Einnahmen.A5" chart:class="chart:bar">
            <chart:data-point chart:repeated="3"/>
          </chart:series>
          <chart:series chart:style-name="ch11" chart:values-cell-range-address="Einnahmen.B6:Einnahmen.D6" chart:label-cell-address="Einnahmen.A6:Einnahmen.A6" chart:class="chart:bar">
            <chart:data-point chart:repeated="3"/>
          </chart:series>
          <chart:series chart:style-name="ch12" chart:values-cell-range-address="Einnahmen.B7:Einnahmen.D7" chart:label-cell-address="Einnahmen.A7:Einnahmen.A7" chart:class="chart:bar">
            <chart:data-point chart:repeated="3"/>
          </chart:series>
          <chart:series chart:style-name="ch13" chart:values-cell-range-address="Einnahmen.B8:Einnahmen.D8" chart:label-cell-address="Einnahmen.A8:Einnahmen.A8" chart:class="chart:bar">
            <chart:data-point chart:repeated="3"/>
          </chart:series>
          <chart:series chart:style-name="ch14" chart:values-cell-range-address="Einnahmen.B9:Einnahmen.D9" chart:label-cell-address="Einnahmen.A9:Einnahmen.A9" chart:class="chart:bar">
            <chart:data-point chart:repeated="3"/>
          </chart:series>
          <chart:series chart:style-name="ch15" chart:values-cell-range-address="Einnahmen.B10:Einnahmen.D10" chart:label-cell-address="Einnahmen.A10:Einnahmen.A10" chart:class="chart:bar">
            <chart:data-point chart:repeated="3"/>
          </chart:series>
          <chart:series chart:style-name="ch16" chart:values-cell-range-address="Einnahmen.B11:Einnahmen.D11" chart:label-cell-address="Einnahmen.A11:Einnahmen.A11" chart:class="chart:bar">
            <chart:data-point chart:repeated="3"/>
          </chart:series>
          <chart:series chart:style-name="ch17" chart:values-cell-range-address="Einnahmen.B12:Einnahmen.D12" chart:label-cell-address="Einnahmen.A12:Einnahmen.A12" chart:class="chart:bar">
            <chart:data-point chart:repeated="3"/>
          </chart:series>
          <chart:series chart:style-name="ch18" chart:values-cell-range-address="Einnahmen.B13:Einnahmen.D13" chart:label-cell-address="Einnahmen.A13:Einnahmen.A13" chart:class="chart:bar">
            <chart:data-point chart:repeated="3"/>
          </chart:series>
          <chart:series chart:style-name="ch7" chart:values-cell-range-address="Einnahmen.B14:Einnahmen.D14" chart:label-cell-address="Einnahmen.A14:Einnahmen.A14" chart:class="chart:bar">
            <chart:data-point chart:repeated="3"/>
          </chart:series>
          <chart:series chart:style-name="ch8" chart:values-cell-range-address="Einnahmen.B15:Einnahmen.D15" chart:label-cell-address="Einnahmen.A15:Einnahmen.A15" chart:class="chart:bar">
            <chart:data-point chart:repeated="3"/>
          </chart:series>
          <chart:series chart:style-name="ch9" chart:values-cell-range-address="Einnahmen.B16:Einnahmen.D16" chart:label-cell-address="Einnahmen.A16:Einnahmen.A16" chart:class="chart:bar">
            <chart:data-point chart:repeated="3"/>
          </chart:series>
          <chart:series chart:style-name="ch10" chart:values-cell-range-address="Einnahmen.B17:Einnahmen.D17" chart:label-cell-address="Einnahmen.A17:Einnahmen.A17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3</text:p>
                <draw:g>
                  <svg:desc>Einnahmen.B1:Einnahmen.D1</svg:desc>
                </draw:g>
              </table:table-cell>
              <table:table-cell office:value-type="string">
                <text:p>2024</text:p>
              </table:table-cell>
              <table:table-cell office:value-type="string">
                <text:p>2025</text:p>
              </table:table-cell>
            </table:table-row>
          </table:table-header-rows>
          <table:table-rows>
            <table:table-row>
              <table:table-cell office:value-type="string">
                <text:p>Spende von Mitgliedern</text:p>
                <draw:g>
                  <svg:desc>Einnahmen.A2:Einnahmen.A2</svg:desc>
                </draw:g>
              </table:table-cell>
              <table:table-cell office:value-type="float" office:value="134808.58">
                <text:p>134808.58</text:p>
                <draw:g>
                  <svg:desc>Einnahmen.B2:Einnahmen.D2</svg:desc>
                </draw:g>
              </table:table-cell>
              <table:table-cell office:value-type="float" office:value="143404.88">
                <text:p>143404.88</text:p>
              </table:table-cell>
              <table:table-cell office:value-type="float" office:value="139829.89">
                <text:p>139829.89</text:p>
              </table:table-cell>
            </table:table-row>
            <table:table-row>
              <table:table-cell office:value-type="string">
                <text:p>Kollekte Eigenbedarf</text:p>
                <draw:g>
                  <svg:desc>Einnahmen.A3:Einnahmen.A3</svg:desc>
                </draw:g>
              </table:table-cell>
              <table:table-cell office:value-type="float" office:value="9681.44">
                <text:p>9681.44</text:p>
                <draw:g>
                  <svg:desc>Einnahmen.B3:Einnahmen.D3</svg:desc>
                </draw:g>
              </table:table-cell>
              <table:table-cell office:value-type="float" office:value="12041.66">
                <text:p>12041.66</text:p>
              </table:table-cell>
              <table:table-cell office:value-type="float" office:value="12585.3">
                <text:p>12585.3</text:p>
              </table:table-cell>
            </table:table-row>
            <table:table-row>
              <table:table-cell office:value-type="string">
                <text:p>Freizeitbeträge Teilnehmer</text:p>
                <draw:g>
                  <svg:desc>Einnahmen.A4:Einnahmen.A4</svg:desc>
                </draw:g>
              </table:table-cell>
              <table:table-cell office:value-type="float" office:value="5440.5">
                <text:p>5440.5</text:p>
                <draw:g>
                  <svg:desc>Einnahmen.B4:Einnahmen.D4</svg:desc>
                </draw:g>
              </table:table-cell>
              <table:table-cell office:value-type="float" office:value="780">
                <text:p>780</text:p>
              </table:table-cell>
              <table:table-cell office:value-type="float" office:value="10100">
                <text:p>10100</text:p>
              </table:table-cell>
            </table:table-row>
            <table:table-row>
              <table:table-cell office:value-type="string">
                <text:p>Spende von Freunden</text:p>
                <draw:g>
                  <svg:desc>Einnahmen.A5:Einnahmen.A5</svg:desc>
                </draw:g>
              </table:table-cell>
              <table:table-cell office:value-type="float" office:value="2093.38">
                <text:p>2093.38</text:p>
                <draw:g>
                  <svg:desc>Einnahmen.B5:Einnahmen.D5</svg:desc>
                </draw:g>
              </table:table-cell>
              <table:table-cell office:value-type="float" office:value="5590">
                <text:p>5590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Spende für Allianz-Mission</text:p>
                <draw:g>
                  <svg:desc>Einnahmen.A6:Einnahmen.A6</svg:desc>
                </draw:g>
              </table:table-cell>
              <table:table-cell office:value-type="float" office:value="2200">
                <text:p>2200</text:p>
                <draw:g>
                  <svg:desc>Einnahmen.B6:Einnahmen.D6</svg:desc>
                </draw:g>
              </table:table-cell>
              <table:table-cell office:value-type="float" office:value="3720">
                <text:p>3720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string">
                <text:p>Vermietung</text:p>
                <draw:g>
                  <svg:desc>Einnahmen.A7:Einnahmen.A7</svg:desc>
                </draw:g>
              </table:table-cell>
              <table:table-cell office:value-type="float" office:value="1785">
                <text:p>1785</text:p>
                <draw:g>
                  <svg:desc>Einnahmen.B7:Einnahmen.D7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292">
                <text:p>4292</text:p>
              </table:table-cell>
            </table:table-row>
            <table:table-row>
              <table:table-cell office:value-type="string">
                <text:p>Kollekte zur Weiterleitung</text:p>
                <draw:g>
                  <svg:desc>Einnahmen.A8:Einnahmen.A8</svg:desc>
                </draw:g>
              </table:table-cell>
              <table:table-cell office:value-type="float" office:value="2576.62">
                <text:p>2576.62</text:p>
                <draw:g>
                  <svg:desc>Einnahmen.B8:Einnahmen.D8</svg:desc>
                </draw:g>
              </table:table-cell>
              <table:table-cell office:value-type="float" office:value="1997.45">
                <text:p>1997.45</text:p>
              </table:table-cell>
              <table:table-cell office:value-type="float" office:value="1113.15">
                <text:p>1113.15</text:p>
              </table:table-cell>
            </table:table-row>
            <table:table-row>
              <table:table-cell office:value-type="string">
                <text:p>Sonstige Einnahmen</text:p>
                <draw:g>
                  <svg:desc>Einnahmen.A9:Einnahmen.A9</svg:desc>
                </draw:g>
              </table:table-cell>
              <table:table-cell office:value-type="float" office:value="3126.19">
                <text:p>3126.19</text:p>
                <draw:g>
                  <svg:desc>Einnahmen.B9:Einnahmen.D9</svg:desc>
                </draw:g>
              </table:table-cell>
              <table:table-cell office:value-type="float" office:value="102">
                <text:p>10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Spende für Bund FeG</text:p>
                <draw:g>
                  <svg:desc>Einnahmen.A10:Einnahmen.A10</svg:desc>
                </draw:g>
              </table:table-cell>
              <table:table-cell office:value-type="float" office:value="120">
                <text:p>120</text:p>
                <draw:g>
                  <svg:desc>Einnahmen.B10:Einnahmen.D10</svg:desc>
                </draw:g>
              </table:table-cell>
              <table:table-cell office:value-type="float" office:value="1570">
                <text:p>157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Verzicht auf Auslagenerstattung</text:p>
                <draw:g>
                  <svg:desc>Einnahmen.A11:Einnahmen.A11</svg:desc>
                </draw:g>
              </table:table-cell>
              <table:table-cell office:value-type="float" office:value="1254.33">
                <text:p>1254.33</text:p>
                <draw:g>
                  <svg:desc>Einnahmen.B11:Einnahmen.D11</svg:desc>
                </draw:g>
              </table:table-cell>
              <table:table-cell office:value-type="float" office:value="809.21">
                <text:p>809.21</text:p>
              </table:table-cell>
              <table:table-cell office:value-type="float" office:value="363.23">
                <text:p>363.23</text:p>
              </table:table-cell>
            </table:table-row>
            <table:table-row>
              <table:table-cell office:value-type="string">
                <text:p>Sondersammlung eigene Zwecke</text:p>
                <draw:g>
                  <svg:desc>Einnahmen.A12:Einnahmen.A12</svg:desc>
                </draw:g>
              </table:table-cell>
              <table:table-cell office:value-type="float" office:value="135">
                <text:p>135</text:p>
                <draw:g>
                  <svg:desc>Einnahmen.B12:Einnahmen.D12</svg:desc>
                </draw:g>
              </table:table-cell>
              <table:table-cell office:value-type="float" office:value="1735.5">
                <text:p>1735.5</text:p>
              </table:table-cell>
              <table:table-cell office:value-type="float" office:value="306.4">
                <text:p>306.4</text:p>
              </table:table-cell>
            </table:table-row>
            <table:table-row>
              <table:table-cell office:value-type="string">
                <text:p>Bewirtung</text:p>
                <draw:g>
                  <svg:desc>Einnahmen.A13:Einnahmen.A13</svg:desc>
                </draw:g>
              </table:table-cell>
              <table:table-cell office:value-type="float" office:value="0">
                <text:p>0</text:p>
                <draw:g>
                  <svg:desc>Einnahmen.B13:Einnahmen.D13</svg:desc>
                </draw:g>
              </table:table-cell>
              <table:table-cell office:value-type="float" office:value="576.54">
                <text:p>576.54</text:p>
              </table:table-cell>
              <table:table-cell office:value-type="float" office:value="940.62">
                <text:p>940.62</text:p>
              </table:table-cell>
            </table:table-row>
            <table:table-row>
              <table:table-cell office:value-type="string">
                <text:p>Erstattung allgemein</text:p>
                <draw:g>
                  <svg:desc>Einnahmen.A14:Einnahmen.A14</svg:desc>
                </draw:g>
              </table:table-cell>
              <table:table-cell office:value-type="float" office:value="889.5">
                <text:p>889.5</text:p>
                <draw:g>
                  <svg:desc>Einnahmen.B14:Einnahmen.D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ollekten über Spendenportal</text:p>
                <draw:g>
                  <svg:desc>Einnahmen.A15:Einnahmen.A15</svg:desc>
                </draw:g>
              </table:table-cell>
              <table:table-cell office:value-type="float" office:value="0">
                <text:p>0</text:p>
                <draw:g>
                  <svg:desc>Einnahmen.B15:Einnahmen.D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Spende für Partnergemeinde</text:p>
                <draw:g>
                  <svg:desc>Einnahmen.A16:Einnahmen.A16</svg:desc>
                </draw:g>
              </table:table-cell>
              <table:table-cell office:value-type="float" office:value="90">
                <text:p>90</text:p>
                <draw:g>
                  <svg:desc>Einnahmen.B16:Einnahmen.D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ben-Zinsen</text:p>
                <draw:g>
                  <svg:desc>Einnahmen.A17:Einnahmen.A17</svg:desc>
                </draw:g>
              </table:table-cell>
              <table:table-cell office:value-type="float" office:value="0.33">
                <text:p>0.33</text:p>
                <draw:g>
                  <svg:desc>Einnahmen.B17:Einnahmen.D17</svg:desc>
                </draw:g>
              </table:table-cell>
              <table:table-cell office:value-type="float" office:value="1.34">
                <text:p>1.34</text:p>
              </table:table-cell>
              <table:table-cell office:value-type="float" office:value="5.32">
                <text:p>5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6$Win32 OpenOffice.org_project/4116m3$Build-98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number:number-style style:name="N8004" number:language="de" number:country="DE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4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8004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8004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8004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8004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8004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8004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8004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8004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8004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8004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8004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0.283cm" svg:height="18.107cm" xlink:href=".." xlink:type="simple" chart:class="chart:bar" chart:style-name="ch1">
        <chart:legend svg:x="24.332cm" svg:y="0.657cm" style:legend-expansion="custom" chartooo:width="5.197cm" chartooo:height="16.875cm" style:legend-expansion-aspect-ratio="0.30797037037037" chart:style-name="ch2"/>
        <chart:plot-area chart:style-name="ch3" table:cell-range-address="Ausgaben.A1:Ausgaben.D32" chart:data-source-has-labels="both" svg:x="1.622cm" svg:y="1.535cm" svg:width="22.549cm" svg:height="15.542cm">
          <chartooo:coordinate-region svg:x="3.566cm" svg:y="1.747cm" svg:width="20.605cm" svg:height="14.657cm"/>
          <chart:axis chart:dimension="x" chart:name="primary-x" chart:style-name="ch4" chartooo:axis-type="auto">
            <chartooo:date-scale/>
            <chart:categories table:cell-range-address="Ausgaben.B1:Ausgaben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gaben.B2:Ausgaben.D2" chart:label-cell-address="Ausgaben.A2:Ausgaben.A2" chart:class="chart:bar">
            <chart:data-point chart:repeated="3"/>
          </chart:series>
          <chart:series chart:style-name="ch8" chart:values-cell-range-address="Ausgaben.B3:Ausgaben.D3" chart:label-cell-address="Ausgaben.A3:Ausgaben.A3" chart:class="chart:bar">
            <chart:data-point chart:repeated="3"/>
          </chart:series>
          <chart:series chart:style-name="ch9" chart:values-cell-range-address="Ausgaben.B4:Ausgaben.D4" chart:label-cell-address="Ausgaben.A4:Ausgaben.A4" chart:class="chart:bar">
            <chart:data-point chart:repeated="3"/>
          </chart:series>
          <chart:series chart:style-name="ch10" chart:values-cell-range-address="Ausgaben.B5:Ausgaben.D5" chart:label-cell-address="Ausgaben.A5:Ausgaben.A5" chart:class="chart:bar">
            <chart:data-point chart:repeated="3"/>
          </chart:series>
          <chart:series chart:style-name="ch11" chart:values-cell-range-address="Ausgaben.B6:Ausgaben.D6" chart:label-cell-address="Ausgaben.A6:Ausgaben.A6" chart:class="chart:bar">
            <chart:data-point chart:repeated="3"/>
          </chart:series>
          <chart:series chart:style-name="ch12" chart:values-cell-range-address="Ausgaben.B7:Ausgaben.D7" chart:label-cell-address="Ausgaben.A7:Ausgaben.A7" chart:class="chart:bar">
            <chart:data-point chart:repeated="3"/>
          </chart:series>
          <chart:series chart:style-name="ch13" chart:values-cell-range-address="Ausgaben.B8:Ausgaben.D8" chart:label-cell-address="Ausgaben.A8:Ausgaben.A8" chart:class="chart:bar">
            <chart:data-point chart:repeated="3"/>
          </chart:series>
          <chart:series chart:style-name="ch14" chart:values-cell-range-address="Ausgaben.B9:Ausgaben.D9" chart:label-cell-address="Ausgaben.A9:Ausgaben.A9" chart:class="chart:bar">
            <chart:data-point chart:repeated="3"/>
          </chart:series>
          <chart:series chart:style-name="ch15" chart:values-cell-range-address="Ausgaben.B10:Ausgaben.D10" chart:label-cell-address="Ausgaben.A10:Ausgaben.A10" chart:class="chart:bar">
            <chart:data-point chart:repeated="3"/>
          </chart:series>
          <chart:series chart:style-name="ch16" chart:values-cell-range-address="Ausgaben.B11:Ausgaben.D11" chart:label-cell-address="Ausgaben.A11:Ausgaben.A11" chart:class="chart:bar">
            <chart:data-point chart:repeated="3"/>
          </chart:series>
          <chart:series chart:style-name="ch17" chart:values-cell-range-address="Ausgaben.B12:Ausgaben.D12" chart:label-cell-address="Ausgaben.A12:Ausgaben.A12" chart:class="chart:bar">
            <chart:data-point chart:repeated="3"/>
          </chart:series>
          <chart:series chart:style-name="ch18" chart:values-cell-range-address="Ausgaben.B13:Ausgaben.D13" chart:label-cell-address="Ausgaben.A13:Ausgaben.A13" chart:class="chart:bar">
            <chart:data-point chart:repeated="3"/>
          </chart:series>
          <chart:series chart:style-name="ch7" chart:values-cell-range-address="Ausgaben.B14:Ausgaben.D14" chart:label-cell-address="Ausgaben.A14:Ausgaben.A14" chart:class="chart:bar">
            <chart:data-point chart:repeated="3"/>
          </chart:series>
          <chart:series chart:style-name="ch8" chart:values-cell-range-address="Ausgaben.B15:Ausgaben.D15" chart:label-cell-address="Ausgaben.A15:Ausgaben.A15" chart:class="chart:bar">
            <chart:data-point chart:repeated="3"/>
          </chart:series>
          <chart:series chart:style-name="ch9" chart:values-cell-range-address="Ausgaben.B16:Ausgaben.D16" chart:label-cell-address="Ausgaben.A16:Ausgaben.A16" chart:class="chart:bar">
            <chart:data-point chart:repeated="3"/>
          </chart:series>
          <chart:series chart:style-name="ch10" chart:values-cell-range-address="Ausgaben.B17:Ausgaben.D17" chart:label-cell-address="Ausgaben.A17:Ausgaben.A17" chart:class="chart:bar">
            <chart:data-point chart:repeated="3"/>
          </chart:series>
          <chart:series chart:style-name="ch11" chart:values-cell-range-address="Ausgaben.B18:Ausgaben.D18" chart:label-cell-address="Ausgaben.A18:Ausgaben.A18" chart:class="chart:bar">
            <chart:data-point chart:repeated="3"/>
          </chart:series>
          <chart:series chart:style-name="ch12" chart:values-cell-range-address="Ausgaben.B19:Ausgaben.D19" chart:label-cell-address="Ausgaben.A19:Ausgaben.A19" chart:class="chart:bar">
            <chart:data-point chart:repeated="3"/>
          </chart:series>
          <chart:series chart:style-name="ch13" chart:values-cell-range-address="Ausgaben.B20:Ausgaben.D20" chart:label-cell-address="Ausgaben.A20:Ausgaben.A20" chart:class="chart:bar">
            <chart:data-point chart:repeated="3"/>
          </chart:series>
          <chart:series chart:style-name="ch14" chart:values-cell-range-address="Ausgaben.B21:Ausgaben.D21" chart:label-cell-address="Ausgaben.A21:Ausgaben.A21" chart:class="chart:bar">
            <chart:data-point chart:repeated="3"/>
          </chart:series>
          <chart:series chart:style-name="ch15" chart:values-cell-range-address="Ausgaben.B22:Ausgaben.D22" chart:label-cell-address="Ausgaben.A22:Ausgaben.A22" chart:class="chart:bar">
            <chart:data-point chart:repeated="3"/>
          </chart:series>
          <chart:series chart:style-name="ch16" chart:values-cell-range-address="Ausgaben.B23:Ausgaben.D23" chart:label-cell-address="Ausgaben.A23:Ausgaben.A23" chart:class="chart:bar">
            <chart:data-point chart:repeated="3"/>
          </chart:series>
          <chart:series chart:style-name="ch17" chart:values-cell-range-address="Ausgaben.B24:Ausgaben.D24" chart:label-cell-address="Ausgaben.A24:Ausgaben.A24" chart:class="chart:bar">
            <chart:data-point chart:repeated="3"/>
          </chart:series>
          <chart:series chart:style-name="ch18" chart:values-cell-range-address="Ausgaben.B25:Ausgaben.D25" chart:label-cell-address="Ausgaben.A25:Ausgaben.A25" chart:class="chart:bar">
            <chart:data-point chart:repeated="3"/>
          </chart:series>
          <chart:series chart:style-name="ch7" chart:values-cell-range-address="Ausgaben.B26:Ausgaben.D26" chart:label-cell-address="Ausgaben.A26:Ausgaben.A26" chart:class="chart:bar">
            <chart:data-point chart:repeated="3"/>
          </chart:series>
          <chart:series chart:style-name="ch8" chart:values-cell-range-address="Ausgaben.B27:Ausgaben.D27" chart:label-cell-address="Ausgaben.A27:Ausgaben.A27" chart:class="chart:bar">
            <chart:data-point chart:repeated="3"/>
          </chart:series>
          <chart:series chart:style-name="ch9" chart:values-cell-range-address="Ausgaben.B28:Ausgaben.D28" chart:label-cell-address="Ausgaben.A28:Ausgaben.A28" chart:class="chart:bar">
            <chart:data-point chart:repeated="3"/>
          </chart:series>
          <chart:series chart:style-name="ch10" chart:values-cell-range-address="Ausgaben.B29:Ausgaben.D29" chart:label-cell-address="Ausgaben.A29:Ausgaben.A29" chart:class="chart:bar">
            <chart:data-point chart:repeated="3"/>
          </chart:series>
          <chart:series chart:style-name="ch11" chart:values-cell-range-address="Ausgaben.B30:Ausgaben.D30" chart:label-cell-address="Ausgaben.A30:Ausgaben.A30" chart:class="chart:bar">
            <chart:data-point chart:repeated="3"/>
          </chart:series>
          <chart:series chart:style-name="ch12" chart:values-cell-range-address="Ausgaben.B31:Ausgaben.D31" chart:label-cell-address="Ausgaben.A31:Ausgaben.A31" chart:class="chart:bar">
            <chart:data-point chart:repeated="3"/>
          </chart:series>
          <chart:series chart:style-name="ch13" chart:values-cell-range-address="Ausgaben.B32:Ausgaben.D32" chart:label-cell-address="Ausgaben.A32:Ausgaben.A32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3</text:p>
                <draw:g>
                  <svg:desc>Ausgaben.B1:Ausgaben.D1</svg:desc>
                </draw:g>
              </table:table-cell>
              <table:table-cell office:value-type="string">
                <text:p>2024</text:p>
              </table:table-cell>
              <table:table-cell office:value-type="string">
                <text:p>2025</text:p>
              </table:table-cell>
            </table:table-row>
          </table:table-header-rows>
          <table:table-rows>
            <table:table-row>
              <table:table-cell office:value-type="string">
                <text:p>Pastor</text:p>
                <draw:g>
                  <svg:desc>Ausgaben.A2:Ausgaben.A2</svg:desc>
                </draw:g>
              </table:table-cell>
              <table:table-cell office:value-type="float" office:value="61013.45">
                <text:p>61013.45</text:p>
                <draw:g>
                  <svg:desc>Ausgaben.B2:Ausgaben.D2</svg:desc>
                </draw:g>
              </table:table-cell>
              <table:table-cell office:value-type="float" office:value="63591.79">
                <text:p>63591.79</text:p>
              </table:table-cell>
              <table:table-cell office:value-type="float" office:value="66705.58">
                <text:p>66705.58</text:p>
              </table:table-cell>
            </table:table-row>
            <table:table-row>
              <table:table-cell office:value-type="string">
                <text:p>Darlehensleistungen</text:p>
                <draw:g>
                  <svg:desc>Ausgaben.A3:Ausgaben.A3</svg:desc>
                </draw:g>
              </table:table-cell>
              <table:table-cell office:value-type="float" office:value="38200">
                <text:p>38200</text:p>
                <draw:g>
                  <svg:desc>Ausgaben.B3:Ausgaben.D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insen für Darlehen</text:p>
                <draw:g>
                  <svg:desc>Ausgaben.A4:Ausgaben.A4</svg:desc>
                </draw:g>
              </table:table-cell>
              <table:table-cell office:value-type="float" office:value="0">
                <text:p>0</text:p>
                <draw:g>
                  <svg:desc>Ausgaben.B4:Ausgaben.D4</svg:desc>
                </draw:g>
              </table:table-cell>
              <table:table-cell office:value-type="float" office:value="15513.49">
                <text:p>15513.49</text:p>
              </table:table-cell>
              <table:table-cell office:value-type="float" office:value="14564.69">
                <text:p>14564.69</text:p>
              </table:table-cell>
            </table:table-row>
            <table:table-row>
              <table:table-cell office:value-type="string">
                <text:p>Weiterleitung an Bund FeG</text:p>
                <draw:g>
                  <svg:desc>Ausgaben.A5:Ausgaben.A5</svg:desc>
                </draw:g>
              </table:table-cell>
              <table:table-cell office:value-type="float" office:value="8130.36">
                <text:p>8130.36</text:p>
                <draw:g>
                  <svg:desc>Ausgaben.B5:Ausgaben.D5</svg:desc>
                </draw:g>
              </table:table-cell>
              <table:table-cell office:value-type="float" office:value="9004.95">
                <text:p>9004.95</text:p>
              </table:table-cell>
              <table:table-cell office:value-type="float" office:value="9865.26">
                <text:p>9865.26</text:p>
              </table:table-cell>
            </table:table-row>
            <table:table-row>
              <table:table-cell office:value-type="string">
                <text:p>Heizung</text:p>
                <draw:g>
                  <svg:desc>Ausgaben.A6:Ausgaben.A6</svg:desc>
                </draw:g>
              </table:table-cell>
              <table:table-cell office:value-type="float" office:value="7114.33">
                <text:p>7114.33</text:p>
                <draw:g>
                  <svg:desc>Ausgaben.B6:Ausgaben.D6</svg:desc>
                </draw:g>
              </table:table-cell>
              <table:table-cell office:value-type="float" office:value="8084.86">
                <text:p>8084.86</text:p>
              </table:table-cell>
              <table:table-cell office:value-type="float" office:value="6511.03">
                <text:p>6511.03</text:p>
              </table:table-cell>
            </table:table-row>
            <table:table-row>
              <table:table-cell office:value-type="string">
                <text:p>Reinigung</text:p>
                <draw:g>
                  <svg:desc>Ausgaben.A7:Ausgaben.A7</svg:desc>
                </draw:g>
              </table:table-cell>
              <table:table-cell office:value-type="float" office:value="7491.78">
                <text:p>7491.78</text:p>
                <draw:g>
                  <svg:desc>Ausgaben.B7:Ausgaben.D7</svg:desc>
                </draw:g>
              </table:table-cell>
              <table:table-cell office:value-type="float" office:value="7227.68">
                <text:p>7227.68</text:p>
              </table:table-cell>
              <table:table-cell office:value-type="float" office:value="6777.95">
                <text:p>6777.95</text:p>
              </table:table-cell>
            </table:table-row>
            <table:table-row>
              <table:table-cell office:value-type="string">
                <text:p>Weiterleitung Mission</text:p>
                <draw:g>
                  <svg:desc>Ausgaben.A8:Ausgaben.A8</svg:desc>
                </draw:g>
              </table:table-cell>
              <table:table-cell office:value-type="float" office:value="5543.81">
                <text:p>5543.81</text:p>
                <draw:g>
                  <svg:desc>Ausgaben.B8:Ausgaben.D8</svg:desc>
                </draw:g>
              </table:table-cell>
              <table:table-cell office:value-type="float" office:value="4810">
                <text:p>4810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Weiterleitung Diakonie</text:p>
                <draw:g>
                  <svg:desc>Ausgaben.A9:Ausgaben.A9</svg:desc>
                </draw:g>
              </table:table-cell>
              <table:table-cell office:value-type="float" office:value="4052.58">
                <text:p>4052.58</text:p>
                <draw:g>
                  <svg:desc>Ausgaben.B9:Ausgaben.D9</svg:desc>
                </draw:g>
              </table:table-cell>
              <table:table-cell office:value-type="float" office:value="4330">
                <text:p>4330</text:p>
              </table:table-cell>
              <table:table-cell office:value-type="float" office:value="5350">
                <text:p>5350</text:p>
              </table:table-cell>
            </table:table-row>
            <table:table-row>
              <table:table-cell office:value-type="string">
                <text:p>Reise/Fortbildung</text:p>
                <draw:g>
                  <svg:desc>Ausgaben.A10:Ausgaben.A10</svg:desc>
                </draw:g>
              </table:table-cell>
              <table:table-cell office:value-type="float" office:value="2400">
                <text:p>2400</text:p>
                <draw:g>
                  <svg:desc>Ausgaben.B10:Ausgaben.D10</svg:desc>
                </draw:g>
              </table:table-cell>
              <table:table-cell office:value-type="float" office:value="1085.19">
                <text:p>1085.19</text:p>
              </table:table-cell>
              <table:table-cell office:value-type="float" office:value="9639.66">
                <text:p>9639.66</text:p>
              </table:table-cell>
            </table:table-row>
            <table:table-row>
              <table:table-cell office:value-type="string">
                <text:p>Investitionen/Anschaffungen</text:p>
                <draw:g>
                  <svg:desc>Ausgaben.A11:Ausgaben.A11</svg:desc>
                </draw:g>
              </table:table-cell>
              <table:table-cell office:value-type="float" office:value="4353.42">
                <text:p>4353.42</text:p>
                <draw:g>
                  <svg:desc>Ausgaben.B11:Ausgaben.D11</svg:desc>
                </draw:g>
              </table:table-cell>
              <table:table-cell office:value-type="float" office:value="3199.28">
                <text:p>3199.28</text:p>
              </table:table-cell>
              <table:table-cell office:value-type="float" office:value="5283.69">
                <text:p>5283.69</text:p>
              </table:table-cell>
            </table:table-row>
            <table:table-row>
              <table:table-cell office:value-type="string">
                <text:p>Versicherungen</text:p>
                <draw:g>
                  <svg:desc>Ausgaben.A12:Ausgaben.A12</svg:desc>
                </draw:g>
              </table:table-cell>
              <table:table-cell office:value-type="float" office:value="2655.4">
                <text:p>2655.4</text:p>
                <draw:g>
                  <svg:desc>Ausgaben.B12:Ausgaben.D12</svg:desc>
                </draw:g>
              </table:table-cell>
              <table:table-cell office:value-type="float" office:value="3033.36">
                <text:p>3033.36</text:p>
              </table:table-cell>
              <table:table-cell office:value-type="float" office:value="3569.28">
                <text:p>3569.28</text:p>
              </table:table-cell>
            </table:table-row>
            <table:table-row>
              <table:table-cell office:value-type="string">
                <text:p>Veranstaltungen</text:p>
                <draw:g>
                  <svg:desc>Ausgaben.A13:Ausgaben.A13</svg:desc>
                </draw:g>
              </table:table-cell>
              <table:table-cell office:value-type="float" office:value="3393.98">
                <text:p>3393.98</text:p>
                <draw:g>
                  <svg:desc>Ausgaben.B13:Ausgaben.D13</svg:desc>
                </draw:g>
              </table:table-cell>
              <table:table-cell office:value-type="float" office:value="1518.2">
                <text:p>1518.2</text:p>
              </table:table-cell>
              <table:table-cell office:value-type="float" office:value="2798.43">
                <text:p>2798.43</text:p>
              </table:table-cell>
            </table:table-row>
            <table:table-row>
              <table:table-cell office:value-type="string">
                <text:p>Strom</text:p>
                <draw:g>
                  <svg:desc>Ausgaben.A14:Ausgaben.A14</svg:desc>
                </draw:g>
              </table:table-cell>
              <table:table-cell office:value-type="float" office:value="3753.37">
                <text:p>3753.37</text:p>
                <draw:g>
                  <svg:desc>Ausgaben.B14:Ausgaben.D14</svg:desc>
                </draw:g>
              </table:table-cell>
              <table:table-cell office:value-type="float" office:value="1076.22">
                <text:p>1076.22</text:p>
              </table:table-cell>
              <table:table-cell office:value-type="float" office:value="2561.49">
                <text:p>2561.49</text:p>
              </table:table-cell>
            </table:table-row>
            <table:table-row>
              <table:table-cell office:value-type="string">
                <text:p>Sonstige Arbeitszweige</text:p>
                <draw:g>
                  <svg:desc>Ausgaben.A15:Ausgaben.A15</svg:desc>
                </draw:g>
              </table:table-cell>
              <table:table-cell office:value-type="float" office:value="4140.29">
                <text:p>4140.29</text:p>
                <draw:g>
                  <svg:desc>Ausgaben.B15:Ausgaben.D15</svg:desc>
                </draw:g>
              </table:table-cell>
              <table:table-cell office:value-type="float" office:value="795.07">
                <text:p>795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undbesitzabgaben</text:p>
                <draw:g>
                  <svg:desc>Ausgaben.A16:Ausgaben.A16</svg:desc>
                </draw:g>
              </table:table-cell>
              <table:table-cell office:value-type="float" office:value="1507.57">
                <text:p>1507.57</text:p>
                <draw:g>
                  <svg:desc>Ausgaben.B16:Ausgaben.D16</svg:desc>
                </draw:g>
              </table:table-cell>
              <table:table-cell office:value-type="float" office:value="1649.23">
                <text:p>1649.23</text:p>
              </table:table-cell>
              <table:table-cell office:value-type="float" office:value="1607.75">
                <text:p>1607.75</text:p>
              </table:table-cell>
            </table:table-row>
            <table:table-row>
              <table:table-cell office:value-type="string">
                <text:p>Weiterleitung an Rheinischer Kreis</text:p>
                <draw:g>
                  <svg:desc>Ausgaben.A17:Ausgaben.A17</svg:desc>
                </draw:g>
              </table:table-cell>
              <table:table-cell office:value-type="float" office:value="1579">
                <text:p>1579</text:p>
                <draw:g>
                  <svg:desc>Ausgaben.B17:Ausgaben.D17</svg:desc>
                </draw:g>
              </table:table-cell>
              <table:table-cell office:value-type="float" office:value="1340">
                <text:p>134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Kontoführung/Verwaltung</text:p>
                <draw:g>
                  <svg:desc>Ausgaben.A18:Ausgaben.A18</svg:desc>
                </draw:g>
              </table:table-cell>
              <table:table-cell office:value-type="float" office:value="294.71">
                <text:p>294.71</text:p>
                <draw:g>
                  <svg:desc>Ausgaben.B18:Ausgaben.D18</svg:desc>
                </draw:g>
              </table:table-cell>
              <table:table-cell office:value-type="float" office:value="1071.82">
                <text:p>1071.82</text:p>
              </table:table-cell>
              <table:table-cell office:value-type="float" office:value="1236.1">
                <text:p>1236.1</text:p>
              </table:table-cell>
            </table:table-row>
            <table:table-row>
              <table:table-cell office:value-type="string">
                <text:p>Gastprediger</text:p>
                <draw:g>
                  <svg:desc>Ausgaben.A19:Ausgaben.A19</svg:desc>
                </draw:g>
              </table:table-cell>
              <table:table-cell office:value-type="float" office:value="271">
                <text:p>271</text:p>
                <draw:g>
                  <svg:desc>Ausgaben.B19:Ausgaben.D19</svg:desc>
                </draw:g>
              </table:table-cell>
              <table:table-cell office:value-type="float" office:value="752.2">
                <text:p>752.2</text:p>
              </table:table-cell>
              <table:table-cell office:value-type="float" office:value="902.7">
                <text:p>902.7</text:p>
              </table:table-cell>
            </table:table-row>
            <table:table-row>
              <table:table-cell office:value-type="string">
                <text:p>Werbung/Gemeindebrief</text:p>
                <draw:g>
                  <svg:desc>Ausgaben.A20:Ausgaben.A20</svg:desc>
                </draw:g>
              </table:table-cell>
              <table:table-cell office:value-type="float" office:value="273.6">
                <text:p>273.6</text:p>
                <draw:g>
                  <svg:desc>Ausgaben.B20:Ausgaben.D20</svg:desc>
                </draw:g>
              </table:table-cell>
              <table:table-cell office:value-type="float" office:value="632.98">
                <text:p>632.98</text:p>
              </table:table-cell>
              <table:table-cell office:value-type="float" office:value="896.36">
                <text:p>896.36</text:p>
              </table:table-cell>
            </table:table-row>
            <table:table-row>
              <table:table-cell office:value-type="string">
                <text:p>Bewirtung</text:p>
                <draw:g>
                  <svg:desc>Ausgaben.A21:Ausgaben.A21</svg:desc>
                </draw:g>
              </table:table-cell>
              <table:table-cell office:value-type="float" office:value="1682.96">
                <text:p>1682.96</text:p>
                <draw:g>
                  <svg:desc>Ausgaben.B21:Ausgaben.D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paraturen</text:p>
                <draw:g>
                  <svg:desc>Ausgaben.A22:Ausgaben.A22</svg:desc>
                </draw:g>
              </table:table-cell>
              <table:table-cell office:value-type="float" office:value="189.01">
                <text:p>189.01</text:p>
                <draw:g>
                  <svg:desc>Ausgaben.B22:Ausgaben.D22</svg:desc>
                </draw:g>
              </table:table-cell>
              <table:table-cell office:value-type="float" office:value="1098.5">
                <text:p>1098.5</text:p>
              </table:table-cell>
              <table:table-cell office:value-type="float" office:value="291.82">
                <text:p>291.82</text:p>
              </table:table-cell>
            </table:table-row>
            <table:table-row>
              <table:table-cell office:value-type="string">
                <text:p>Telefon</text:p>
                <draw:g>
                  <svg:desc>Ausgaben.A23:Ausgaben.A23</svg:desc>
                </draw:g>
              </table:table-cell>
              <table:table-cell office:value-type="float" office:value="481.92">
                <text:p>481.92</text:p>
                <draw:g>
                  <svg:desc>Ausgaben.B23:Ausgaben.D23</svg:desc>
                </draw:g>
              </table:table-cell>
              <table:table-cell office:value-type="float" office:value="483.73">
                <text:p>483.73</text:p>
              </table:table-cell>
              <table:table-cell office:value-type="float" office:value="480.59">
                <text:p>480.59</text:p>
              </table:table-cell>
            </table:table-row>
            <table:table-row>
              <table:table-cell office:value-type="string">
                <text:p>Schulungen</text:p>
                <draw:g>
                  <svg:desc>Ausgaben.A24:Ausgaben.A24</svg:desc>
                </draw:g>
              </table:table-cell>
              <table:table-cell office:value-type="float" office:value="511.24">
                <text:p>511.24</text:p>
                <draw:g>
                  <svg:desc>Ausgaben.B24:Ausgaben.D24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Geschenke</text:p>
                <draw:g>
                  <svg:desc>Ausgaben.A25:Ausgaben.A25</svg:desc>
                </draw:g>
              </table:table-cell>
              <table:table-cell office:value-type="float" office:value="660.95">
                <text:p>660.95</text:p>
                <draw:g>
                  <svg:desc>Ausgaben.B25:Ausgaben.D25</svg:desc>
                </draw:g>
              </table:table-cell>
              <table:table-cell office:value-type="float" office:value="404.28">
                <text:p>404.28</text:p>
              </table:table-cell>
              <table:table-cell office:value-type="float" office:value="225.88">
                <text:p>225.88</text:p>
              </table:table-cell>
            </table:table-row>
            <table:table-row>
              <table:table-cell office:value-type="string">
                <text:p>Wasser</text:p>
                <draw:g>
                  <svg:desc>Ausgaben.A26:Ausgaben.A26</svg:desc>
                </draw:g>
              </table:table-cell>
              <table:table-cell office:value-type="float" office:value="212.78">
                <text:p>212.78</text:p>
                <draw:g>
                  <svg:desc>Ausgaben.B26:Ausgaben.D26</svg:desc>
                </draw:g>
              </table:table-cell>
              <table:table-cell office:value-type="float" office:value="295.42">
                <text:p>295.42</text:p>
              </table:table-cell>
              <table:table-cell office:value-type="float" office:value="379.58">
                <text:p>379.58</text:p>
              </table:table-cell>
            </table:table-row>
            <table:table-row>
              <table:table-cell office:value-type="string">
                <text:p>Weiterleitung an Partnergemeinde</text:p>
                <draw:g>
                  <svg:desc>Ausgaben.A27:Ausgaben.A27</svg:desc>
                </draw:g>
              </table:table-cell>
              <table:table-cell office:value-type="float" office:value="750">
                <text:p>750</text:p>
                <draw:g>
                  <svg:desc>Ausgaben.B27:Ausgaben.D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beit mit Kindern und Jugendlichen</text:p>
                <draw:g>
                  <svg:desc>Ausgaben.A28:Ausgaben.A28</svg:desc>
                </draw:g>
              </table:table-cell>
              <table:table-cell office:value-type="float" office:value="174.83">
                <text:p>174.83</text:p>
                <draw:g>
                  <svg:desc>Ausgaben.B28:Ausgaben.D28</svg:desc>
                </draw:g>
              </table:table-cell>
              <table:table-cell office:value-type="float" office:value="449.69">
                <text:p>449.69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Fahrtkosten</text:p>
                <draw:g>
                  <svg:desc>Ausgaben.A29:Ausgaben.A29</svg:desc>
                </draw:g>
              </table:table-cell>
              <table:table-cell office:value-type="float" office:value="0">
                <text:p>0</text:p>
                <draw:g>
                  <svg:desc>Ausgaben.B29:Ausgaben.D29</svg:desc>
                </draw:g>
              </table:table-cell>
              <table:table-cell office:value-type="float" office:value="372.3">
                <text:p>372.3</text:p>
              </table:table-cell>
              <table:table-cell office:value-type="float" office:value="137.18">
                <text:p>137.18</text:p>
              </table:table-cell>
            </table:table-row>
            <table:table-row>
              <table:table-cell office:value-type="string">
                <text:p>Weiterleitung an Bibelschule</text:p>
                <draw:g>
                  <svg:desc>Ausgaben.A30:Ausgaben.A30</svg:desc>
                </draw:g>
              </table:table-cell>
              <table:table-cell office:value-type="float" office:value="357.6">
                <text:p>357.6</text:p>
                <draw:g>
                  <svg:desc>Ausgaben.B30:Ausgaben.D3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nderausgaben</text:p>
                <draw:g>
                  <svg:desc>Ausgaben.A31:Ausgaben.A31</svg:desc>
                </draw:g>
              </table:table-cell>
              <table:table-cell office:value-type="float" office:value="270">
                <text:p>270</text:p>
                <draw:g>
                  <svg:desc>Ausgaben.B31:Ausgaben.D3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üro</text:p>
                <draw:g>
                  <svg:desc>Ausgaben.A32:Ausgaben.A32</svg:desc>
                </draw:g>
              </table:table-cell>
              <table:table-cell office:value-type="float" office:value="88.33">
                <text:p>88.33</text:p>
                <draw:g>
                  <svg:desc>Ausgaben.B32:Ausgaben.D3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14.76">
                <text:p>114.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6$Win32 OpenOffice.org_project/4116m3$Build-98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number:number-style style:name="N8004" number:language="de" number:country="DE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right-angled-axes="true" chart:data-label-number="value" chart:data-label-text="true" chart:data-label-symbol="false"/>
    </style:style>
    <style:style style:name="ch3" style:family="chart" style:data-style-name="N800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80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8004">
      <style:chart-properties chart:data-label-number="value" chart:data-label-text="tru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>
      <style:graphic-properties draw:fill-color="#4b1f6f"/>
    </style:style>
    <style:style style:name="ch16" style:family="chart">
      <style:graphic-properties draw:fill-color="#ff950e"/>
    </style:style>
    <style:style style:name="ch17" style:family="chart">
      <style:graphic-properties draw:fill-color="#c5000b"/>
    </style:style>
    <style:style style:name="ch18" style:family="chart">
      <style:graphic-properties draw:fill-color="#0084d1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021cm" svg:height="20.027cm" xlink:href=".." xlink:type="simple" chart:class="chart:circle" chart:style-name="ch1">
        <chart:plot-area chart:style-name="ch2" table:cell-range-address="'Ausgaben Kuchendiagramm'.A2:'Ausgaben Kuchendiagramm'.B26" chart:data-source-has-labels="column" svg:x="1.343cm" svg:y="1.465cm" svg:width="24.144cm" svg:height="18.067cm">
          <chartooo:coordinate-region svg:x="4.046cm" svg:y="2.039cm" svg:width="16.939cm" svg:height="16.939cm"/>
          <chart:axis chart:dimension="x" chart:name="primary-x" chart:style-name="ch3" chartooo:axis-type="auto">
            <chartooo:date-scale/>
            <chart:categories table:cell-range-address="'Ausgaben Kuchendiagramm'.A2:'Ausgaben Kuchendiagramm'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usgaben Kuchendiagramm'.B2:'Ausgaben Kuchendiagramm'.B26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Pastor</text:p>
                <draw:g>
                  <svg:desc>'Ausgaben Kuchendiagramm'.A2:'Ausgaben Kuchendiagramm'.A26</svg:desc>
                </draw:g>
              </table:table-cell>
              <table:table-cell office:value-type="float" office:value="66705.58">
                <text:p>66705.58</text:p>
                <draw:g>
                  <svg:desc>'Ausgaben Kuchendiagramm'.B2:'Ausgaben Kuchendiagramm'.B26</svg:desc>
                </draw:g>
              </table:table-cell>
            </table:table-row>
            <table:table-row>
              <table:table-cell office:value-type="string">
                <text:p>Zinsen für Darlehen</text:p>
              </table:table-cell>
              <table:table-cell office:value-type="float" office:value="14564.69">
                <text:p>14564.69</text:p>
              </table:table-cell>
            </table:table-row>
            <table:table-row>
              <table:table-cell office:value-type="string">
                <text:p>Weiterleitung an Bund FeG</text:p>
              </table:table-cell>
              <table:table-cell office:value-type="float" office:value="9865.26">
                <text:p>9865.26</text:p>
              </table:table-cell>
            </table:table-row>
            <table:table-row>
              <table:table-cell office:value-type="string">
                <text:p>Reise/Fortbildung</text:p>
              </table:table-cell>
              <table:table-cell office:value-type="float" office:value="9639.66">
                <text:p>9639.66</text:p>
              </table:table-cell>
            </table:table-row>
            <table:table-row>
              <table:table-cell office:value-type="string">
                <text:p>Reinigung</text:p>
              </table:table-cell>
              <table:table-cell office:value-type="float" office:value="6777.95">
                <text:p>6777.95</text:p>
              </table:table-cell>
            </table:table-row>
            <table:table-row>
              <table:table-cell office:value-type="string">
                <text:p>Heizung</text:p>
              </table:table-cell>
              <table:table-cell office:value-type="float" office:value="6511.03">
                <text:p>6511.03</text:p>
              </table:table-cell>
            </table:table-row>
            <table:table-row>
              <table:table-cell office:value-type="string">
                <text:p>Weiterleitung Diakonie</text:p>
              </table:table-cell>
              <table:table-cell office:value-type="float" office:value="5350">
                <text:p>5350</text:p>
              </table:table-cell>
            </table:table-row>
            <table:table-row>
              <table:table-cell office:value-type="string">
                <text:p>Investitionen/Anschaffungen</text:p>
              </table:table-cell>
              <table:table-cell office:value-type="float" office:value="5283.69">
                <text:p>5283.69</text:p>
              </table:table-cell>
            </table:table-row>
            <table:table-row>
              <table:table-cell office:value-type="string">
                <text:p>Weiterleitung Mission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Versicherungen</text:p>
              </table:table-cell>
              <table:table-cell office:value-type="float" office:value="3569.28">
                <text:p>3569.28</text:p>
              </table:table-cell>
            </table:table-row>
            <table:table-row>
              <table:table-cell office:value-type="string">
                <text:p>Veranstaltungen</text:p>
              </table:table-cell>
              <table:table-cell office:value-type="float" office:value="2798.43">
                <text:p>2798.43</text:p>
              </table:table-cell>
            </table:table-row>
            <table:table-row>
              <table:table-cell office:value-type="string">
                <text:p>Strom</text:p>
              </table:table-cell>
              <table:table-cell office:value-type="float" office:value="2561.49">
                <text:p>2561.49</text:p>
              </table:table-cell>
            </table:table-row>
            <table:table-row>
              <table:table-cell office:value-type="string">
                <text:p>Grundbesitzabgaben</text:p>
              </table:table-cell>
              <table:table-cell office:value-type="float" office:value="1607.75">
                <text:p>1607.75</text:p>
              </table:table-cell>
            </table:table-row>
            <table:table-row>
              <table:table-cell office:value-type="string">
                <text:p>Kontoführung/Verwaltung</text:p>
              </table:table-cell>
              <table:table-cell office:value-type="float" office:value="1236.1">
                <text:p>1236.1</text:p>
              </table:table-cell>
            </table:table-row>
            <table:table-row>
              <table:table-cell office:value-type="string">
                <text:p>Gastprediger</text:p>
              </table:table-cell>
              <table:table-cell office:value-type="float" office:value="902.7">
                <text:p>902.7</text:p>
              </table:table-cell>
            </table:table-row>
            <table:table-row>
              <table:table-cell office:value-type="string">
                <text:p>Werbung/Gemeindebrief</text:p>
              </table:table-cell>
              <table:table-cell office:value-type="float" office:value="896.36">
                <text:p>896.36</text:p>
              </table:table-cell>
            </table:table-row>
            <table:table-row>
              <table:table-cell office:value-type="string">
                <text:p>Telefon</text:p>
              </table:table-cell>
              <table:table-cell office:value-type="float" office:value="480.59">
                <text:p>480.59</text:p>
              </table:table-cell>
            </table:table-row>
            <table:table-row>
              <table:table-cell office:value-type="string">
                <text:p>Schulungen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Wasser</text:p>
              </table:table-cell>
              <table:table-cell office:value-type="float" office:value="379.58">
                <text:p>379.58</text:p>
              </table:table-cell>
            </table:table-row>
            <table:table-row>
              <table:table-cell office:value-type="string">
                <text:p>Weiterleitung an Rheinischer Kreis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Reparaturen</text:p>
              </table:table-cell>
              <table:table-cell office:value-type="float" office:value="291.82">
                <text:p>291.82</text:p>
              </table:table-cell>
            </table:table-row>
            <table:table-row>
              <table:table-cell office:value-type="string">
                <text:p>Geschenke</text:p>
              </table:table-cell>
              <table:table-cell office:value-type="float" office:value="225.88">
                <text:p>225.88</text:p>
              </table:table-cell>
            </table:table-row>
            <table:table-row>
              <table:table-cell office:value-type="string">
                <text:p>Fahrtkosten</text:p>
              </table:table-cell>
              <table:table-cell office:value-type="float" office:value="137.18">
                <text:p>137.18</text:p>
              </table:table-cell>
            </table:table-row>
            <table:table-row>
              <table:table-cell office:value-type="string">
                <text:p>Büro</text:p>
              </table:table-cell>
              <table:table-cell office:value-type="float" office:value="114.76">
                <text:p>114.76</text:p>
              </table:table-cell>
            </table:table-row>
            <table:table-row>
              <table:table-cell office:value-type="string">
                <text:p>Arbeit mit Kindern und Jugendlichen</text:p>
              </table:table-cell>
              <table:table-cell office:value-type="float" office:value="27.15">
                <text:p>27.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6$Win32 OpenOffice.org_project/4116m3$Build-98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number:number-style style:name="N8004" number:language="de" number:country="DE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4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8004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8004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8004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8004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9.024cm" svg:height="16.735cm" xlink:href=".." xlink:type="simple" chart:class="chart:bar" chart:style-name="ch1">
        <chart:legend chart:legend-position="end" svg:x="34.406cm" svg:y="7.007cm" style:legend-expansion="high" chart:style-name="ch2"/>
        <chart:plot-area chart:style-name="ch3" table:cell-range-address="Entwicklung.B1:Entwicklung.P6 Entwicklung.A2:Entwicklung.A6" chart:data-source-has-labels="both" svg:x="1.23cm" svg:y="1.471cm" svg:width="31.616cm" svg:height="14.51cm">
          <chartooo:coordinate-region svg:x="3.571cm" svg:y="1.683cm" svg:width="29.275cm" svg:height="14.086cm"/>
          <chart:axis chart:dimension="x" chart:name="primary-x" chart:style-name="ch4" chartooo:axis-type="auto">
            <chartooo:date-scale/>
            <chart:categories table:cell-range-address="Entwicklung.B1:Entwicklung.P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ntwicklung.B2:Entwicklung.P2" chart:label-cell-address="Entwicklung.A2:Entwicklung.A2" chart:class="chart:bar">
            <chart:data-point chart:repeated="15"/>
          </chart:series>
          <chart:series chart:style-name="ch8" chart:values-cell-range-address="Entwicklung.B3:Entwicklung.P3" chart:label-cell-address="Entwicklung.A3:Entwicklung.A3" chart:class="chart:bar">
            <chart:data-point chart:repeated="15"/>
          </chart:series>
          <chart:series chart:style-name="ch9" chart:values-cell-range-address="Entwicklung.B4:Entwicklung.P4" chart:label-cell-address="Entwicklung.A4:Entwicklung.A4" chart:class="chart:bar">
            <chart:data-point chart:repeated="15"/>
          </chart:series>
          <chart:series chart:style-name="ch10" chart:values-cell-range-address="Entwicklung.B5:Entwicklung.P5" chart:label-cell-address="Entwicklung.A5:Entwicklung.A5" chart:class="chart:bar">
            <chart:data-point chart:repeated="15"/>
          </chart:series>
          <chart:series chart:style-name="ch11" chart:values-cell-range-address="Entwicklung.B6:Entwicklung.P6" chart:label-cell-address="Entwicklung.A6:Entwicklung.A6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1</text:p>
                <draw:g>
                  <svg:desc>Entwicklung.B1:Entwicklung.P1</svg:desc>
                </draw:g>
              </table:table-cell>
              <table:table-cell office:value-type="string">
                <text:p>2012</text:p>
              </table:table-cell>
              <table:table-cell office:value-type="string">
                <text:p>2013</text:p>
              </table:table-cell>
              <table:table-cell office:value-type="string">
                <text:p>2014</text:p>
              </table:table-cell>
              <table:table-cell office:value-type="string">
                <text:p>2015</text:p>
              </table:table-cell>
              <table:table-cell office:value-type="string">
                <text:p>2016</text:p>
              </table:table-cell>
              <table:table-cell office:value-type="string">
                <text:p>2017</text:p>
              </table:table-cell>
              <table:table-cell office:value-type="string">
                <text:p>2018</text:p>
              </table:table-cell>
              <table:table-cell office:value-type="string">
                <text:p>2019</text:p>
              </table:table-cell>
              <table:table-cell office:value-type="string">
                <text:p>2020</text:p>
              </table:table-cell>
              <table:table-cell office:value-type="string">
                <text:p>2021</text:p>
              </table:table-cell>
              <table:table-cell office:value-type="string">
                <text:p>2022</text:p>
              </table:table-cell>
              <table:table-cell office:value-type="string">
                <text:p>2023</text:p>
              </table:table-cell>
              <table:table-cell office:value-type="string">
                <text:p>2024</text:p>
              </table:table-cell>
              <table:table-cell office:value-type="string">
                <text:p>2025</text:p>
              </table:table-cell>
            </table:table-row>
          </table:table-header-rows>
          <table:table-rows>
            <table:table-row>
              <table:table-cell office:value-type="string">
                <text:p>Girokonto SKB 001</text:p>
                <draw:g>
                  <svg:desc>Entwicklung.A2:Entwicklung.A2</svg:desc>
                </draw:g>
              </table:table-cell>
              <table:table-cell office:value-type="float" office:value="-807">
                <text:p>-807</text:p>
                <draw:g>
                  <svg:desc>Entwicklung.B2:Entwicklung.P2</svg:desc>
                </draw:g>
              </table:table-cell>
              <table:table-cell office:value-type="float" office:value="2248">
                <text:p>2248</text:p>
              </table:table-cell>
              <table:table-cell office:value-type="float" office:value="3419">
                <text:p>3419</text:p>
              </table:table-cell>
              <table:table-cell office:value-type="float" office:value="66">
                <text:p>66</text:p>
              </table:table-cell>
              <table:table-cell office:value-type="float" office:value="5874">
                <text:p>5874</text:p>
              </table:table-cell>
              <table:table-cell office:value-type="float" office:value="13581">
                <text:p>13581</text:p>
              </table:table-cell>
              <table:table-cell office:value-type="float" office:value="38642">
                <text:p>38642</text:p>
              </table:table-cell>
              <table:table-cell office:value-type="float" office:value="12037">
                <text:p>12037</text:p>
              </table:table-cell>
              <table:table-cell office:value-type="float" office:value="3151">
                <text:p>3151</text:p>
              </table:table-cell>
              <table:table-cell office:value-type="float" office:value="5098">
                <text:p>5098</text:p>
              </table:table-cell>
              <table:table-cell office:value-type="float" office:value="5307">
                <text:p>5307</text:p>
              </table:table-cell>
              <table:table-cell office:value-type="float" office:value="9037">
                <text:p>9037</text:p>
              </table:table-cell>
              <table:table-cell office:value-type="float" office:value="4609">
                <text:p>4609</text:p>
              </table:table-cell>
              <table:table-cell office:value-type="float" office:value="11408">
                <text:p>11408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Sparkonto SKB 003</text:p>
                <draw:g>
                  <svg:desc>Entwicklung.A3:Entwicklung.A3</svg:desc>
                </draw:g>
              </table:table-cell>
              <table:table-cell office:value-type="float" office:value="0">
                <text:p>0</text:p>
                <draw:g>
                  <svg:desc>Entwicklung.B3:Entwicklung.P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00">
                <text:p>5900</text:p>
              </table:table-cell>
              <table:table-cell office:value-type="float" office:value="8304">
                <text:p>8304</text:p>
              </table:table-cell>
              <table:table-cell office:value-type="float" office:value="705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5706">
                <text:p>5706</text:p>
              </table:table-cell>
              <table:table-cell office:value-type="float" office:value="33210.05">
                <text:p>33210.05</text:p>
              </table:table-cell>
            </table:table-row>
            <table:table-row>
              <table:table-cell office:value-type="string">
                <text:p>Freizeitkonto SKB 000</text:p>
                <draw:g>
                  <svg:desc>Entwicklung.A4:Entwicklung.A4</svg:desc>
                </draw:g>
              </table:table-cell>
              <table:table-cell office:value-type="float" office:value="0">
                <text:p>0</text:p>
                <draw:g>
                  <svg:desc>Entwicklung.B4:Entwicklung.P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2">
                <text:p>382</text:p>
              </table:table-cell>
              <table:table-cell office:value-type="float" office:value="2463">
                <text:p>2463</text:p>
              </table:table-cell>
              <table:table-cell office:value-type="float" office:value="1054.42">
                <text:p>1054.42</text:p>
              </table:table-cell>
            </table:table-row>
            <table:table-row>
              <table:table-cell office:value-type="string">
                <text:p>Darlehenskonto SKB 004</text:p>
                <draw:g>
                  <svg:desc>Entwicklung.A5:Entwicklung.A5</svg:desc>
                </draw:g>
              </table:table-cell>
              <table:table-cell office:value-type="float" office:value="-900431">
                <text:p>-900431</text:p>
                <draw:g>
                  <svg:desc>Entwicklung.B5:Entwicklung.P5</svg:desc>
                </draw:g>
              </table:table-cell>
              <table:table-cell office:value-type="float" office:value="-889943">
                <text:p>-889943</text:p>
              </table:table-cell>
              <table:table-cell office:value-type="float" office:value="-870129">
                <text:p>-870129</text:p>
              </table:table-cell>
              <table:table-cell office:value-type="float" office:value="-576948">
                <text:p>-576948</text:p>
              </table:table-cell>
              <table:table-cell office:value-type="float" office:value="-562453">
                <text:p>-562453</text:p>
              </table:table-cell>
              <table:table-cell office:value-type="float" office:value="-532339">
                <text:p>-532339</text:p>
              </table:table-cell>
              <table:table-cell office:value-type="float" office:value="-515986">
                <text:p>-515986</text:p>
              </table:table-cell>
              <table:table-cell office:value-type="float" office:value="-498953">
                <text:p>-498953</text:p>
              </table:table-cell>
              <table:table-cell office:value-type="float" office:value="-481210">
                <text:p>-481210</text:p>
              </table:table-cell>
              <table:table-cell office:value-type="float" office:value="-457724">
                <text:p>-457724</text:p>
              </table:table-cell>
              <table:table-cell office:value-type="float" office:value="-438057">
                <text:p>-438057</text:p>
              </table:table-cell>
              <table:table-cell office:value-type="float" office:value="-411764">
                <text:p>-411764</text:p>
              </table:table-cell>
              <table:table-cell office:value-type="float" office:value="-389988">
                <text:p>-389988</text:p>
              </table:table-cell>
              <table:table-cell office:value-type="float" office:value="-367051">
                <text:p>-367051</text:p>
              </table:table-cell>
              <table:table-cell office:value-type="float" office:value="-343315.81">
                <text:p>-343315.81</text:p>
              </table:table-cell>
            </table:table-row>
            <table:table-row>
              <table:table-cell office:value-type="string">
                <text:p>Privatdarlehen 006</text:p>
                <draw:g>
                  <svg:desc>Entwicklung.A6:Entwicklung.A6</svg:desc>
                </draw:g>
              </table:table-cell>
              <table:table-cell office:value-type="float" office:value="-212000">
                <text:p>-212000</text:p>
                <draw:g>
                  <svg:desc>Entwicklung.B6:Entwicklung.P6</svg:desc>
                </draw:g>
              </table:table-cell>
              <table:table-cell office:value-type="float" office:value="-307000">
                <text:p>-307000</text:p>
              </table:table-cell>
              <table:table-cell office:value-type="float" office:value="-340000">
                <text:p>-340000</text:p>
              </table:table-cell>
              <table:table-cell office:value-type="float" office:value="-335000">
                <text:p>-335000</text:p>
              </table:table-cell>
              <table:table-cell office:value-type="float" office:value="-330000">
                <text:p>-330000</text:p>
              </table:table-cell>
              <table:table-cell office:value-type="float" office:value="-320000">
                <text:p>-320000</text:p>
              </table:table-cell>
              <table:table-cell office:value-type="float" office:value="-320000">
                <text:p>-320000</text:p>
              </table:table-cell>
              <table:table-cell office:value-type="float" office:value="-288000">
                <text:p>-288000</text:p>
              </table:table-cell>
              <table:table-cell office:value-type="float" office:value="-288000">
                <text:p>-288000</text:p>
              </table:table-cell>
              <table:table-cell office:value-type="float" office:value="-258000">
                <text:p>-258000</text:p>
              </table:table-cell>
              <table:table-cell office:value-type="float" office:value="-208000">
                <text:p>-208000</text:p>
              </table:table-cell>
              <table:table-cell office:value-type="float" office:value="-169000">
                <text:p>-169000</text:p>
              </table:table-cell>
              <table:table-cell office:value-type="float" office:value="-169000">
                <text:p>-169000</text:p>
              </table:table-cell>
              <table:table-cell office:value-type="float" office:value="-169000">
                <text:p>-169000</text:p>
              </table:table-cell>
              <table:table-cell office:value-type="float" office:value="-169000">
                <text:p>-169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6$Win32 OpenOffice.org_project/4116m3$Build-981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